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8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9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[.A1]*9999" office:value-type="float" office:value="0" calcext:value-type="float">
            <text:p>0</text:p>
          </table:table-cell>
          <table:table-cell table:formula="of:=TEXT([.B1];&quot;000000&quot;)" office:value-type="string" office:string-value="000000" calcext:value-type="string">
            <text:p>000000</text:p>
          </table:table-cell>
          <table:table-cell table:formula="of:=MID([.$C1];1;1)" office:value-type="string" office:string-value="0" calcext:value-type="string">
            <text:p>0</text:p>
          </table:table-cell>
          <table:table-cell table:formula="of:=MID([.$C1];2;1)" office:value-type="string" office:string-value="0" calcext:value-type="string">
            <text:p>0</text:p>
          </table:table-cell>
          <table:table-cell table:formula="of:=MID([.$C1];3;1)" office:value-type="string" office:string-value="0" calcext:value-type="string">
            <text:p>0</text:p>
          </table:table-cell>
          <table:table-cell table:formula="of:=MID([.$C1];4;1)" office:value-type="string" office:string-value="0" calcext:value-type="string">
            <text:p>0</text:p>
          </table:table-cell>
          <table:table-cell table:formula="of:=MID([.$C1];5;1)" office:value-type="string" office:string-value="0" calcext:value-type="string">
            <text:p>0</text:p>
          </table:table-cell>
          <table:table-cell table:formula="of:=MID([.$C1];6;1)" office:value-type="string" office:string-value="0" calcext:value-type="string">
            <text:p>0</text:p>
          </table:table-cell>
          <table:table-cell table:formula="of:=&quot;        dta b(&quot;&amp;[.D1]&amp;&quot;),b(&quot;&amp;[.E1]&amp;&quot;),b(&quot;&amp;[.F1]&amp;&quot;),b(&quot;&amp;[.G1]&amp;&quot;),b(&quot;&amp;[.H1]&amp;&quot;),b(&quot;&amp;[.I1]&amp;&quot;)  ; *&quot;&amp;[.A1]" office:value-type="string" office:string-value="        dta b(0),b(0),b(0),b(0),b(0),b(0)  ; *0" calcext:value-type="string">
            <text:p><text:s text:c="8"/>dta b(0),b(0),b(0),b(0),b(0),b(0) <text:s/>; *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*9999" office:value-type="float" office:value="9999" calcext:value-type="float">
            <text:p>9999</text:p>
          </table:table-cell>
          <table:table-cell table:formula="of:=TEXT([.B2];&quot;000000&quot;)" office:value-type="string" office:string-value="009999" calcext:value-type="string">
            <text:p>009999</text:p>
          </table:table-cell>
          <table:table-cell table:formula="of:=MID([.$C2];1;1)" office:value-type="string" office:string-value="0" calcext:value-type="string">
            <text:p>0</text:p>
          </table:table-cell>
          <table:table-cell table:formula="of:=MID([.$C2];2;1)" office:value-type="string" office:string-value="0" calcext:value-type="string">
            <text:p>0</text:p>
          </table:table-cell>
          <table:table-cell table:formula="of:=MID([.$C2];3;1)" office:value-type="string" office:string-value="9" calcext:value-type="string">
            <text:p>9</text:p>
          </table:table-cell>
          <table:table-cell table:formula="of:=MID([.$C2];4;1)" office:value-type="string" office:string-value="9" calcext:value-type="string">
            <text:p>9</text:p>
          </table:table-cell>
          <table:table-cell table:formula="of:=MID([.$C2];5;1)" office:value-type="string" office:string-value="9" calcext:value-type="string">
            <text:p>9</text:p>
          </table:table-cell>
          <table:table-cell table:formula="of:=MID([.$C2];6;1)" office:value-type="string" office:string-value="9" calcext:value-type="string">
            <text:p>9</text:p>
          </table:table-cell>
          <table:table-cell table:formula="of:=&quot;        dta b(&quot;&amp;[.D2]&amp;&quot;),b(&quot;&amp;[.E2]&amp;&quot;),b(&quot;&amp;[.F2]&amp;&quot;),b(&quot;&amp;[.G2]&amp;&quot;),b(&quot;&amp;[.H2]&amp;&quot;),b(&quot;&amp;[.I2]&amp;&quot;)  ; *&quot;&amp;[.A2]" office:value-type="string" office:string-value="        dta b(0),b(0),b(9),b(9),b(9),b(9)  ; *1" calcext:value-type="string">
            <text:p><text:s text:c="8"/>dta b(0),b(0),b(9),b(9),b(9),b(9) <text:s/>; *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*9999" office:value-type="float" office:value="19998" calcext:value-type="float">
            <text:p>19998</text:p>
          </table:table-cell>
          <table:table-cell table:formula="of:=TEXT([.B3];&quot;000000&quot;)" office:value-type="string" office:string-value="019998" calcext:value-type="string">
            <text:p>019998</text:p>
          </table:table-cell>
          <table:table-cell table:formula="of:=MID([.$C3];1;1)" office:value-type="string" office:string-value="0" calcext:value-type="string">
            <text:p>0</text:p>
          </table:table-cell>
          <table:table-cell table:formula="of:=MID([.$C3];2;1)" office:value-type="string" office:string-value="1" calcext:value-type="string">
            <text:p>1</text:p>
          </table:table-cell>
          <table:table-cell table:formula="of:=MID([.$C3];3;1)" office:value-type="string" office:string-value="9" calcext:value-type="string">
            <text:p>9</text:p>
          </table:table-cell>
          <table:table-cell table:formula="of:=MID([.$C3];4;1)" office:value-type="string" office:string-value="9" calcext:value-type="string">
            <text:p>9</text:p>
          </table:table-cell>
          <table:table-cell table:formula="of:=MID([.$C3];5;1)" office:value-type="string" office:string-value="9" calcext:value-type="string">
            <text:p>9</text:p>
          </table:table-cell>
          <table:table-cell table:formula="of:=MID([.$C3];6;1)" office:value-type="string" office:string-value="8" calcext:value-type="string">
            <text:p>8</text:p>
          </table:table-cell>
          <table:table-cell table:formula="of:=&quot;        dta b(&quot;&amp;[.D3]&amp;&quot;),b(&quot;&amp;[.E3]&amp;&quot;),b(&quot;&amp;[.F3]&amp;&quot;),b(&quot;&amp;[.G3]&amp;&quot;),b(&quot;&amp;[.H3]&amp;&quot;),b(&quot;&amp;[.I3]&amp;&quot;)  ; *&quot;&amp;[.A3]" office:value-type="string" office:string-value="        dta b(0),b(1),b(9),b(9),b(9),b(8)  ; *2" calcext:value-type="string">
            <text:p><text:s text:c="8"/>dta b(0),b(1),b(9),b(9),b(9),b(8) <text:s/>; *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]*9999" office:value-type="float" office:value="29997" calcext:value-type="float">
            <text:p>29997</text:p>
          </table:table-cell>
          <table:table-cell table:formula="of:=TEXT([.B4];&quot;000000&quot;)" office:value-type="string" office:string-value="029997" calcext:value-type="string">
            <text:p>029997</text:p>
          </table:table-cell>
          <table:table-cell table:formula="of:=MID([.$C4];1;1)" office:value-type="string" office:string-value="0" calcext:value-type="string">
            <text:p>0</text:p>
          </table:table-cell>
          <table:table-cell table:formula="of:=MID([.$C4];2;1)" office:value-type="string" office:string-value="2" calcext:value-type="string">
            <text:p>2</text:p>
          </table:table-cell>
          <table:table-cell table:formula="of:=MID([.$C4];3;1)" office:value-type="string" office:string-value="9" calcext:value-type="string">
            <text:p>9</text:p>
          </table:table-cell>
          <table:table-cell table:formula="of:=MID([.$C4];4;1)" office:value-type="string" office:string-value="9" calcext:value-type="string">
            <text:p>9</text:p>
          </table:table-cell>
          <table:table-cell table:formula="of:=MID([.$C4];5;1)" office:value-type="string" office:string-value="9" calcext:value-type="string">
            <text:p>9</text:p>
          </table:table-cell>
          <table:table-cell table:formula="of:=MID([.$C4];6;1)" office:value-type="string" office:string-value="7" calcext:value-type="string">
            <text:p>7</text:p>
          </table:table-cell>
          <table:table-cell table:formula="of:=&quot;        dta b(&quot;&amp;[.D4]&amp;&quot;),b(&quot;&amp;[.E4]&amp;&quot;),b(&quot;&amp;[.F4]&amp;&quot;),b(&quot;&amp;[.G4]&amp;&quot;),b(&quot;&amp;[.H4]&amp;&quot;),b(&quot;&amp;[.I4]&amp;&quot;)  ; *&quot;&amp;[.A4]" office:value-type="string" office:string-value="        dta b(0),b(2),b(9),b(9),b(9),b(7)  ; *3" calcext:value-type="string">
            <text:p><text:s text:c="8"/>dta b(0),b(2),b(9),b(9),b(9),b(7) <text:s/>; *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]*9999" office:value-type="float" office:value="39996" calcext:value-type="float">
            <text:p>39996</text:p>
          </table:table-cell>
          <table:table-cell table:formula="of:=TEXT([.B5];&quot;000000&quot;)" office:value-type="string" office:string-value="039996" calcext:value-type="string">
            <text:p>039996</text:p>
          </table:table-cell>
          <table:table-cell table:formula="of:=MID([.$C5];1;1)" office:value-type="string" office:string-value="0" calcext:value-type="string">
            <text:p>0</text:p>
          </table:table-cell>
          <table:table-cell table:formula="of:=MID([.$C5];2;1)" office:value-type="string" office:string-value="3" calcext:value-type="string">
            <text:p>3</text:p>
          </table:table-cell>
          <table:table-cell table:formula="of:=MID([.$C5];3;1)" office:value-type="string" office:string-value="9" calcext:value-type="string">
            <text:p>9</text:p>
          </table:table-cell>
          <table:table-cell table:formula="of:=MID([.$C5];4;1)" office:value-type="string" office:string-value="9" calcext:value-type="string">
            <text:p>9</text:p>
          </table:table-cell>
          <table:table-cell table:formula="of:=MID([.$C5];5;1)" office:value-type="string" office:string-value="9" calcext:value-type="string">
            <text:p>9</text:p>
          </table:table-cell>
          <table:table-cell table:formula="of:=MID([.$C5];6;1)" office:value-type="string" office:string-value="6" calcext:value-type="string">
            <text:p>6</text:p>
          </table:table-cell>
          <table:table-cell table:formula="of:=&quot;        dta b(&quot;&amp;[.D5]&amp;&quot;),b(&quot;&amp;[.E5]&amp;&quot;),b(&quot;&amp;[.F5]&amp;&quot;),b(&quot;&amp;[.G5]&amp;&quot;),b(&quot;&amp;[.H5]&amp;&quot;),b(&quot;&amp;[.I5]&amp;&quot;)  ; *&quot;&amp;[.A5]" office:value-type="string" office:string-value="        dta b(0),b(3),b(9),b(9),b(9),b(6)  ; *4" calcext:value-type="string">
            <text:p><text:s text:c="8"/>dta b(0),b(3),b(9),b(9),b(9),b(6) <text:s/>; *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]*9999" office:value-type="float" office:value="49995" calcext:value-type="float">
            <text:p>49995</text:p>
          </table:table-cell>
          <table:table-cell table:formula="of:=TEXT([.B6];&quot;000000&quot;)" office:value-type="string" office:string-value="049995" calcext:value-type="string">
            <text:p>049995</text:p>
          </table:table-cell>
          <table:table-cell table:formula="of:=MID([.$C6];1;1)" office:value-type="string" office:string-value="0" calcext:value-type="string">
            <text:p>0</text:p>
          </table:table-cell>
          <table:table-cell table:formula="of:=MID([.$C6];2;1)" office:value-type="string" office:string-value="4" calcext:value-type="string">
            <text:p>4</text:p>
          </table:table-cell>
          <table:table-cell table:formula="of:=MID([.$C6];3;1)" office:value-type="string" office:string-value="9" calcext:value-type="string">
            <text:p>9</text:p>
          </table:table-cell>
          <table:table-cell table:formula="of:=MID([.$C6];4;1)" office:value-type="string" office:string-value="9" calcext:value-type="string">
            <text:p>9</text:p>
          </table:table-cell>
          <table:table-cell table:formula="of:=MID([.$C6];5;1)" office:value-type="string" office:string-value="9" calcext:value-type="string">
            <text:p>9</text:p>
          </table:table-cell>
          <table:table-cell table:formula="of:=MID([.$C6];6;1)" office:value-type="string" office:string-value="5" calcext:value-type="string">
            <text:p>5</text:p>
          </table:table-cell>
          <table:table-cell table:formula="of:=&quot;        dta b(&quot;&amp;[.D6]&amp;&quot;),b(&quot;&amp;[.E6]&amp;&quot;),b(&quot;&amp;[.F6]&amp;&quot;),b(&quot;&amp;[.G6]&amp;&quot;),b(&quot;&amp;[.H6]&amp;&quot;),b(&quot;&amp;[.I6]&amp;&quot;)  ; *&quot;&amp;[.A6]" office:value-type="string" office:string-value="        dta b(0),b(4),b(9),b(9),b(9),b(5)  ; *5" calcext:value-type="string">
            <text:p><text:s text:c="8"/>dta b(0),b(4),b(9),b(9),b(9),b(5) <text:s/>; *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]*9999" office:value-type="float" office:value="59994" calcext:value-type="float">
            <text:p>59994</text:p>
          </table:table-cell>
          <table:table-cell table:formula="of:=TEXT([.B7];&quot;000000&quot;)" office:value-type="string" office:string-value="059994" calcext:value-type="string">
            <text:p>059994</text:p>
          </table:table-cell>
          <table:table-cell table:formula="of:=MID([.$C7];1;1)" office:value-type="string" office:string-value="0" calcext:value-type="string">
            <text:p>0</text:p>
          </table:table-cell>
          <table:table-cell table:formula="of:=MID([.$C7];2;1)" office:value-type="string" office:string-value="5" calcext:value-type="string">
            <text:p>5</text:p>
          </table:table-cell>
          <table:table-cell table:formula="of:=MID([.$C7];3;1)" office:value-type="string" office:string-value="9" calcext:value-type="string">
            <text:p>9</text:p>
          </table:table-cell>
          <table:table-cell table:formula="of:=MID([.$C7];4;1)" office:value-type="string" office:string-value="9" calcext:value-type="string">
            <text:p>9</text:p>
          </table:table-cell>
          <table:table-cell table:formula="of:=MID([.$C7];5;1)" office:value-type="string" office:string-value="9" calcext:value-type="string">
            <text:p>9</text:p>
          </table:table-cell>
          <table:table-cell table:formula="of:=MID([.$C7];6;1)" office:value-type="string" office:string-value="4" calcext:value-type="string">
            <text:p>4</text:p>
          </table:table-cell>
          <table:table-cell table:formula="of:=&quot;        dta b(&quot;&amp;[.D7]&amp;&quot;),b(&quot;&amp;[.E7]&amp;&quot;),b(&quot;&amp;[.F7]&amp;&quot;),b(&quot;&amp;[.G7]&amp;&quot;),b(&quot;&amp;[.H7]&amp;&quot;),b(&quot;&amp;[.I7]&amp;&quot;)  ; *&quot;&amp;[.A7]" office:value-type="string" office:string-value="        dta b(0),b(5),b(9),b(9),b(9),b(4)  ; *6" calcext:value-type="string">
            <text:p><text:s text:c="8"/>dta b(0),b(5),b(9),b(9),b(9),b(4) <text:s/>; *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8]*9999" office:value-type="float" office:value="69993" calcext:value-type="float">
            <text:p>69993</text:p>
          </table:table-cell>
          <table:table-cell table:formula="of:=TEXT([.B8];&quot;000000&quot;)" office:value-type="string" office:string-value="069993" calcext:value-type="string">
            <text:p>069993</text:p>
          </table:table-cell>
          <table:table-cell table:formula="of:=MID([.$C8];1;1)" office:value-type="string" office:string-value="0" calcext:value-type="string">
            <text:p>0</text:p>
          </table:table-cell>
          <table:table-cell table:formula="of:=MID([.$C8];2;1)" office:value-type="string" office:string-value="6" calcext:value-type="string">
            <text:p>6</text:p>
          </table:table-cell>
          <table:table-cell table:formula="of:=MID([.$C8];3;1)" office:value-type="string" office:string-value="9" calcext:value-type="string">
            <text:p>9</text:p>
          </table:table-cell>
          <table:table-cell table:formula="of:=MID([.$C8];4;1)" office:value-type="string" office:string-value="9" calcext:value-type="string">
            <text:p>9</text:p>
          </table:table-cell>
          <table:table-cell table:formula="of:=MID([.$C8];5;1)" office:value-type="string" office:string-value="9" calcext:value-type="string">
            <text:p>9</text:p>
          </table:table-cell>
          <table:table-cell table:formula="of:=MID([.$C8];6;1)" office:value-type="string" office:string-value="3" calcext:value-type="string">
            <text:p>3</text:p>
          </table:table-cell>
          <table:table-cell table:formula="of:=&quot;        dta b(&quot;&amp;[.D8]&amp;&quot;),b(&quot;&amp;[.E8]&amp;&quot;),b(&quot;&amp;[.F8]&amp;&quot;),b(&quot;&amp;[.G8]&amp;&quot;),b(&quot;&amp;[.H8]&amp;&quot;),b(&quot;&amp;[.I8]&amp;&quot;)  ; *&quot;&amp;[.A8]" office:value-type="string" office:string-value="        dta b(0),b(6),b(9),b(9),b(9),b(3)  ; *7" calcext:value-type="string">
            <text:p><text:s text:c="8"/>dta b(0),b(6),b(9),b(9),b(9),b(3) <text:s/>; *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]*9999" office:value-type="float" office:value="79992" calcext:value-type="float">
            <text:p>79992</text:p>
          </table:table-cell>
          <table:table-cell table:formula="of:=TEXT([.B9];&quot;000000&quot;)" office:value-type="string" office:string-value="079992" calcext:value-type="string">
            <text:p>079992</text:p>
          </table:table-cell>
          <table:table-cell table:formula="of:=MID([.$C9];1;1)" office:value-type="string" office:string-value="0" calcext:value-type="string">
            <text:p>0</text:p>
          </table:table-cell>
          <table:table-cell table:formula="of:=MID([.$C9];2;1)" office:value-type="string" office:string-value="7" calcext:value-type="string">
            <text:p>7</text:p>
          </table:table-cell>
          <table:table-cell table:formula="of:=MID([.$C9];3;1)" office:value-type="string" office:string-value="9" calcext:value-type="string">
            <text:p>9</text:p>
          </table:table-cell>
          <table:table-cell table:formula="of:=MID([.$C9];4;1)" office:value-type="string" office:string-value="9" calcext:value-type="string">
            <text:p>9</text:p>
          </table:table-cell>
          <table:table-cell table:formula="of:=MID([.$C9];5;1)" office:value-type="string" office:string-value="9" calcext:value-type="string">
            <text:p>9</text:p>
          </table:table-cell>
          <table:table-cell table:formula="of:=MID([.$C9];6;1)" office:value-type="string" office:string-value="2" calcext:value-type="string">
            <text:p>2</text:p>
          </table:table-cell>
          <table:table-cell table:formula="of:=&quot;        dta b(&quot;&amp;[.D9]&amp;&quot;),b(&quot;&amp;[.E9]&amp;&quot;),b(&quot;&amp;[.F9]&amp;&quot;),b(&quot;&amp;[.G9]&amp;&quot;),b(&quot;&amp;[.H9]&amp;&quot;),b(&quot;&amp;[.I9]&amp;&quot;)  ; *&quot;&amp;[.A9]" office:value-type="string" office:string-value="        dta b(0),b(7),b(9),b(9),b(9),b(2)  ; *8" calcext:value-type="string">
            <text:p><text:s text:c="8"/>dta b(0),b(7),b(9),b(9),b(9),b(2) <text:s/>; *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0]*9999" office:value-type="float" office:value="89991" calcext:value-type="float">
            <text:p>89991</text:p>
          </table:table-cell>
          <table:table-cell table:formula="of:=TEXT([.B10];&quot;000000&quot;)" office:value-type="string" office:string-value="089991" calcext:value-type="string">
            <text:p>089991</text:p>
          </table:table-cell>
          <table:table-cell table:formula="of:=MID([.$C10];1;1)" office:value-type="string" office:string-value="0" calcext:value-type="string">
            <text:p>0</text:p>
          </table:table-cell>
          <table:table-cell table:formula="of:=MID([.$C10];2;1)" office:value-type="string" office:string-value="8" calcext:value-type="string">
            <text:p>8</text:p>
          </table:table-cell>
          <table:table-cell table:formula="of:=MID([.$C10];3;1)" office:value-type="string" office:string-value="9" calcext:value-type="string">
            <text:p>9</text:p>
          </table:table-cell>
          <table:table-cell table:formula="of:=MID([.$C10];4;1)" office:value-type="string" office:string-value="9" calcext:value-type="string">
            <text:p>9</text:p>
          </table:table-cell>
          <table:table-cell table:formula="of:=MID([.$C10];5;1)" office:value-type="string" office:string-value="9" calcext:value-type="string">
            <text:p>9</text:p>
          </table:table-cell>
          <table:table-cell table:formula="of:=MID([.$C10];6;1)" office:value-type="string" office:string-value="1" calcext:value-type="string">
            <text:p>1</text:p>
          </table:table-cell>
          <table:table-cell table:formula="of:=&quot;        dta b(&quot;&amp;[.D10]&amp;&quot;),b(&quot;&amp;[.E10]&amp;&quot;),b(&quot;&amp;[.F10]&amp;&quot;),b(&quot;&amp;[.G10]&amp;&quot;),b(&quot;&amp;[.H10]&amp;&quot;),b(&quot;&amp;[.I10]&amp;&quot;)  ; *&quot;&amp;[.A10]" office:value-type="string" office:string-value="        dta b(0),b(8),b(9),b(9),b(9),b(1)  ; *9" calcext:value-type="string">
            <text:p><text:s text:c="8"/>dta b(0),b(8),b(9),b(9),b(9),b(1) <text:s/>; *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1]*9999" office:value-type="float" office:value="99990" calcext:value-type="float">
            <text:p>99990</text:p>
          </table:table-cell>
          <table:table-cell table:formula="of:=TEXT([.B11];&quot;000000&quot;)" office:value-type="string" office:string-value="099990" calcext:value-type="string">
            <text:p>099990</text:p>
          </table:table-cell>
          <table:table-cell table:formula="of:=MID([.$C11];1;1)" office:value-type="string" office:string-value="0" calcext:value-type="string">
            <text:p>0</text:p>
          </table:table-cell>
          <table:table-cell table:formula="of:=MID([.$C11];2;1)" office:value-type="string" office:string-value="9" calcext:value-type="string">
            <text:p>9</text:p>
          </table:table-cell>
          <table:table-cell table:formula="of:=MID([.$C11];3;1)" office:value-type="string" office:string-value="9" calcext:value-type="string">
            <text:p>9</text:p>
          </table:table-cell>
          <table:table-cell table:formula="of:=MID([.$C11];4;1)" office:value-type="string" office:string-value="9" calcext:value-type="string">
            <text:p>9</text:p>
          </table:table-cell>
          <table:table-cell table:formula="of:=MID([.$C11];5;1)" office:value-type="string" office:string-value="9" calcext:value-type="string">
            <text:p>9</text:p>
          </table:table-cell>
          <table:table-cell table:formula="of:=MID([.$C11];6;1)" office:value-type="string" office:string-value="0" calcext:value-type="string">
            <text:p>0</text:p>
          </table:table-cell>
          <table:table-cell table:formula="of:=&quot;        dta b(&quot;&amp;[.D11]&amp;&quot;),b(&quot;&amp;[.E11]&amp;&quot;),b(&quot;&amp;[.F11]&amp;&quot;),b(&quot;&amp;[.G11]&amp;&quot;),b(&quot;&amp;[.H11]&amp;&quot;),b(&quot;&amp;[.I11]&amp;&quot;)  ; *&quot;&amp;[.A11]" office:value-type="string" office:string-value="        dta b(0),b(9),b(9),b(9),b(9),b(0)  ; *10" calcext:value-type="string">
            <text:p><text:s text:c="8"/>dta b(0),b(9),b(9),b(9),b(9),b(0) <text:s/>; *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2]*9999" office:value-type="float" office:value="109989" calcext:value-type="float">
            <text:p>109989</text:p>
          </table:table-cell>
          <table:table-cell table:formula="of:=TEXT([.B12];&quot;000000&quot;)" office:value-type="string" office:string-value="109989" calcext:value-type="string">
            <text:p>109989</text:p>
          </table:table-cell>
          <table:table-cell table:formula="of:=MID([.$C12];1;1)" office:value-type="string" office:string-value="1" calcext:value-type="string">
            <text:p>1</text:p>
          </table:table-cell>
          <table:table-cell table:formula="of:=MID([.$C12];2;1)" office:value-type="string" office:string-value="0" calcext:value-type="string">
            <text:p>0</text:p>
          </table:table-cell>
          <table:table-cell table:formula="of:=MID([.$C12];3;1)" office:value-type="string" office:string-value="9" calcext:value-type="string">
            <text:p>9</text:p>
          </table:table-cell>
          <table:table-cell table:formula="of:=MID([.$C12];4;1)" office:value-type="string" office:string-value="9" calcext:value-type="string">
            <text:p>9</text:p>
          </table:table-cell>
          <table:table-cell table:formula="of:=MID([.$C12];5;1)" office:value-type="string" office:string-value="8" calcext:value-type="string">
            <text:p>8</text:p>
          </table:table-cell>
          <table:table-cell table:formula="of:=MID([.$C12];6;1)" office:value-type="string" office:string-value="9" calcext:value-type="string">
            <text:p>9</text:p>
          </table:table-cell>
          <table:table-cell table:formula="of:=&quot;        dta b(&quot;&amp;[.D12]&amp;&quot;),b(&quot;&amp;[.E12]&amp;&quot;),b(&quot;&amp;[.F12]&amp;&quot;),b(&quot;&amp;[.G12]&amp;&quot;),b(&quot;&amp;[.H12]&amp;&quot;),b(&quot;&amp;[.I12]&amp;&quot;)  ; *&quot;&amp;[.A12]" office:value-type="string" office:string-value="        dta b(1),b(0),b(9),b(9),b(8),b(9)  ; *11" calcext:value-type="string">
            <text:p><text:s text:c="8"/>dta b(1),b(0),b(9),b(9),b(8),b(9) <text:s/>; *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3]*9999" office:value-type="float" office:value="119988" calcext:value-type="float">
            <text:p>119988</text:p>
          </table:table-cell>
          <table:table-cell table:formula="of:=TEXT([.B13];&quot;000000&quot;)" office:value-type="string" office:string-value="119988" calcext:value-type="string">
            <text:p>119988</text:p>
          </table:table-cell>
          <table:table-cell table:formula="of:=MID([.$C13];1;1)" office:value-type="string" office:string-value="1" calcext:value-type="string">
            <text:p>1</text:p>
          </table:table-cell>
          <table:table-cell table:formula="of:=MID([.$C13];2;1)" office:value-type="string" office:string-value="1" calcext:value-type="string">
            <text:p>1</text:p>
          </table:table-cell>
          <table:table-cell table:formula="of:=MID([.$C13];3;1)" office:value-type="string" office:string-value="9" calcext:value-type="string">
            <text:p>9</text:p>
          </table:table-cell>
          <table:table-cell table:formula="of:=MID([.$C13];4;1)" office:value-type="string" office:string-value="9" calcext:value-type="string">
            <text:p>9</text:p>
          </table:table-cell>
          <table:table-cell table:formula="of:=MID([.$C13];5;1)" office:value-type="string" office:string-value="8" calcext:value-type="string">
            <text:p>8</text:p>
          </table:table-cell>
          <table:table-cell table:formula="of:=MID([.$C13];6;1)" office:value-type="string" office:string-value="8" calcext:value-type="string">
            <text:p>8</text:p>
          </table:table-cell>
          <table:table-cell table:formula="of:=&quot;        dta b(&quot;&amp;[.D13]&amp;&quot;),b(&quot;&amp;[.E13]&amp;&quot;),b(&quot;&amp;[.F13]&amp;&quot;),b(&quot;&amp;[.G13]&amp;&quot;),b(&quot;&amp;[.H13]&amp;&quot;),b(&quot;&amp;[.I13]&amp;&quot;)  ; *&quot;&amp;[.A13]" office:value-type="string" office:string-value="        dta b(1),b(1),b(9),b(9),b(8),b(8)  ; *12" calcext:value-type="string">
            <text:p><text:s text:c="8"/>dta b(1),b(1),b(9),b(9),b(8),b(8) <text:s/>; *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4]*9999" office:value-type="float" office:value="129987" calcext:value-type="float">
            <text:p>129987</text:p>
          </table:table-cell>
          <table:table-cell table:formula="of:=TEXT([.B14];&quot;000000&quot;)" office:value-type="string" office:string-value="129987" calcext:value-type="string">
            <text:p>129987</text:p>
          </table:table-cell>
          <table:table-cell table:formula="of:=MID([.$C14];1;1)" office:value-type="string" office:string-value="1" calcext:value-type="string">
            <text:p>1</text:p>
          </table:table-cell>
          <table:table-cell table:formula="of:=MID([.$C14];2;1)" office:value-type="string" office:string-value="2" calcext:value-type="string">
            <text:p>2</text:p>
          </table:table-cell>
          <table:table-cell table:formula="of:=MID([.$C14];3;1)" office:value-type="string" office:string-value="9" calcext:value-type="string">
            <text:p>9</text:p>
          </table:table-cell>
          <table:table-cell table:formula="of:=MID([.$C14];4;1)" office:value-type="string" office:string-value="9" calcext:value-type="string">
            <text:p>9</text:p>
          </table:table-cell>
          <table:table-cell table:formula="of:=MID([.$C14];5;1)" office:value-type="string" office:string-value="8" calcext:value-type="string">
            <text:p>8</text:p>
          </table:table-cell>
          <table:table-cell table:formula="of:=MID([.$C14];6;1)" office:value-type="string" office:string-value="7" calcext:value-type="string">
            <text:p>7</text:p>
          </table:table-cell>
          <table:table-cell table:formula="of:=&quot;        dta b(&quot;&amp;[.D14]&amp;&quot;),b(&quot;&amp;[.E14]&amp;&quot;),b(&quot;&amp;[.F14]&amp;&quot;),b(&quot;&amp;[.G14]&amp;&quot;),b(&quot;&amp;[.H14]&amp;&quot;),b(&quot;&amp;[.I14]&amp;&quot;)  ; *&quot;&amp;[.A14]" office:value-type="string" office:string-value="        dta b(1),b(2),b(9),b(9),b(8),b(7)  ; *13" calcext:value-type="string">
            <text:p><text:s text:c="8"/>dta b(1),b(2),b(9),b(9),b(8),b(7) <text:s/>; *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5]*9999" office:value-type="float" office:value="139986" calcext:value-type="float">
            <text:p>139986</text:p>
          </table:table-cell>
          <table:table-cell table:formula="of:=TEXT([.B15];&quot;000000&quot;)" office:value-type="string" office:string-value="139986" calcext:value-type="string">
            <text:p>139986</text:p>
          </table:table-cell>
          <table:table-cell table:formula="of:=MID([.$C15];1;1)" office:value-type="string" office:string-value="1" calcext:value-type="string">
            <text:p>1</text:p>
          </table:table-cell>
          <table:table-cell table:formula="of:=MID([.$C15];2;1)" office:value-type="string" office:string-value="3" calcext:value-type="string">
            <text:p>3</text:p>
          </table:table-cell>
          <table:table-cell table:formula="of:=MID([.$C15];3;1)" office:value-type="string" office:string-value="9" calcext:value-type="string">
            <text:p>9</text:p>
          </table:table-cell>
          <table:table-cell table:formula="of:=MID([.$C15];4;1)" office:value-type="string" office:string-value="9" calcext:value-type="string">
            <text:p>9</text:p>
          </table:table-cell>
          <table:table-cell table:formula="of:=MID([.$C15];5;1)" office:value-type="string" office:string-value="8" calcext:value-type="string">
            <text:p>8</text:p>
          </table:table-cell>
          <table:table-cell table:formula="of:=MID([.$C15];6;1)" office:value-type="string" office:string-value="6" calcext:value-type="string">
            <text:p>6</text:p>
          </table:table-cell>
          <table:table-cell table:formula="of:=&quot;        dta b(&quot;&amp;[.D15]&amp;&quot;),b(&quot;&amp;[.E15]&amp;&quot;),b(&quot;&amp;[.F15]&amp;&quot;),b(&quot;&amp;[.G15]&amp;&quot;),b(&quot;&amp;[.H15]&amp;&quot;),b(&quot;&amp;[.I15]&amp;&quot;)  ; *&quot;&amp;[.A15]" office:value-type="string" office:string-value="        dta b(1),b(3),b(9),b(9),b(8),b(6)  ; *14" calcext:value-type="string">
            <text:p><text:s text:c="8"/>dta b(1),b(3),b(9),b(9),b(8),b(6) <text:s/>; *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6]*9999" office:value-type="float" office:value="149985" calcext:value-type="float">
            <text:p>149985</text:p>
          </table:table-cell>
          <table:table-cell table:formula="of:=TEXT([.B16];&quot;000000&quot;)" office:value-type="string" office:string-value="149985" calcext:value-type="string">
            <text:p>149985</text:p>
          </table:table-cell>
          <table:table-cell table:formula="of:=MID([.$C16];1;1)" office:value-type="string" office:string-value="1" calcext:value-type="string">
            <text:p>1</text:p>
          </table:table-cell>
          <table:table-cell table:formula="of:=MID([.$C16];2;1)" office:value-type="string" office:string-value="4" calcext:value-type="string">
            <text:p>4</text:p>
          </table:table-cell>
          <table:table-cell table:formula="of:=MID([.$C16];3;1)" office:value-type="string" office:string-value="9" calcext:value-type="string">
            <text:p>9</text:p>
          </table:table-cell>
          <table:table-cell table:formula="of:=MID([.$C16];4;1)" office:value-type="string" office:string-value="9" calcext:value-type="string">
            <text:p>9</text:p>
          </table:table-cell>
          <table:table-cell table:formula="of:=MID([.$C16];5;1)" office:value-type="string" office:string-value="8" calcext:value-type="string">
            <text:p>8</text:p>
          </table:table-cell>
          <table:table-cell table:formula="of:=MID([.$C16];6;1)" office:value-type="string" office:string-value="5" calcext:value-type="string">
            <text:p>5</text:p>
          </table:table-cell>
          <table:table-cell table:formula="of:=&quot;        dta b(&quot;&amp;[.D16]&amp;&quot;),b(&quot;&amp;[.E16]&amp;&quot;),b(&quot;&amp;[.F16]&amp;&quot;),b(&quot;&amp;[.G16]&amp;&quot;),b(&quot;&amp;[.H16]&amp;&quot;),b(&quot;&amp;[.I16]&amp;&quot;)  ; *&quot;&amp;[.A16]" office:value-type="string" office:string-value="        dta b(1),b(4),b(9),b(9),b(8),b(5)  ; *15" calcext:value-type="string">
            <text:p><text:s text:c="8"/>dta b(1),b(4),b(9),b(9),b(8),b(5) <text:s/>; *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7]*9999" office:value-type="float" office:value="159984" calcext:value-type="float">
            <text:p>159984</text:p>
          </table:table-cell>
          <table:table-cell table:formula="of:=TEXT([.B17];&quot;000000&quot;)" office:value-type="string" office:string-value="159984" calcext:value-type="string">
            <text:p>159984</text:p>
          </table:table-cell>
          <table:table-cell table:formula="of:=MID([.$C17];1;1)" office:value-type="string" office:string-value="1" calcext:value-type="string">
            <text:p>1</text:p>
          </table:table-cell>
          <table:table-cell table:formula="of:=MID([.$C17];2;1)" office:value-type="string" office:string-value="5" calcext:value-type="string">
            <text:p>5</text:p>
          </table:table-cell>
          <table:table-cell table:formula="of:=MID([.$C17];3;1)" office:value-type="string" office:string-value="9" calcext:value-type="string">
            <text:p>9</text:p>
          </table:table-cell>
          <table:table-cell table:formula="of:=MID([.$C17];4;1)" office:value-type="string" office:string-value="9" calcext:value-type="string">
            <text:p>9</text:p>
          </table:table-cell>
          <table:table-cell table:formula="of:=MID([.$C17];5;1)" office:value-type="string" office:string-value="8" calcext:value-type="string">
            <text:p>8</text:p>
          </table:table-cell>
          <table:table-cell table:formula="of:=MID([.$C17];6;1)" office:value-type="string" office:string-value="4" calcext:value-type="string">
            <text:p>4</text:p>
          </table:table-cell>
          <table:table-cell table:formula="of:=&quot;        dta b(&quot;&amp;[.D17]&amp;&quot;),b(&quot;&amp;[.E17]&amp;&quot;),b(&quot;&amp;[.F17]&amp;&quot;),b(&quot;&amp;[.G17]&amp;&quot;),b(&quot;&amp;[.H17]&amp;&quot;),b(&quot;&amp;[.I17]&amp;&quot;)  ; *&quot;&amp;[.A17]" office:value-type="string" office:string-value="        dta b(1),b(5),b(9),b(9),b(8),b(4)  ; *16" calcext:value-type="string">
            <text:p><text:s text:c="8"/>dta b(1),b(5),b(9),b(9),b(8),b(4) <text:s/>; *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8]*9999" office:value-type="float" office:value="169983" calcext:value-type="float">
            <text:p>169983</text:p>
          </table:table-cell>
          <table:table-cell table:formula="of:=TEXT([.B18];&quot;000000&quot;)" office:value-type="string" office:string-value="169983" calcext:value-type="string">
            <text:p>169983</text:p>
          </table:table-cell>
          <table:table-cell table:formula="of:=MID([.$C18];1;1)" office:value-type="string" office:string-value="1" calcext:value-type="string">
            <text:p>1</text:p>
          </table:table-cell>
          <table:table-cell table:formula="of:=MID([.$C18];2;1)" office:value-type="string" office:string-value="6" calcext:value-type="string">
            <text:p>6</text:p>
          </table:table-cell>
          <table:table-cell table:formula="of:=MID([.$C18];3;1)" office:value-type="string" office:string-value="9" calcext:value-type="string">
            <text:p>9</text:p>
          </table:table-cell>
          <table:table-cell table:formula="of:=MID([.$C18];4;1)" office:value-type="string" office:string-value="9" calcext:value-type="string">
            <text:p>9</text:p>
          </table:table-cell>
          <table:table-cell table:formula="of:=MID([.$C18];5;1)" office:value-type="string" office:string-value="8" calcext:value-type="string">
            <text:p>8</text:p>
          </table:table-cell>
          <table:table-cell table:formula="of:=MID([.$C18];6;1)" office:value-type="string" office:string-value="3" calcext:value-type="string">
            <text:p>3</text:p>
          </table:table-cell>
          <table:table-cell table:formula="of:=&quot;        dta b(&quot;&amp;[.D18]&amp;&quot;),b(&quot;&amp;[.E18]&amp;&quot;),b(&quot;&amp;[.F18]&amp;&quot;),b(&quot;&amp;[.G18]&amp;&quot;),b(&quot;&amp;[.H18]&amp;&quot;),b(&quot;&amp;[.I18]&amp;&quot;)  ; *&quot;&amp;[.A18]" office:value-type="string" office:string-value="        dta b(1),b(6),b(9),b(9),b(8),b(3)  ; *17" calcext:value-type="string">
            <text:p><text:s text:c="8"/>dta b(1),b(6),b(9),b(9),b(8),b(3) <text:s/>; *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9]*9999" office:value-type="float" office:value="179982" calcext:value-type="float">
            <text:p>179982</text:p>
          </table:table-cell>
          <table:table-cell table:formula="of:=TEXT([.B19];&quot;000000&quot;)" office:value-type="string" office:string-value="179982" calcext:value-type="string">
            <text:p>179982</text:p>
          </table:table-cell>
          <table:table-cell table:formula="of:=MID([.$C19];1;1)" office:value-type="string" office:string-value="1" calcext:value-type="string">
            <text:p>1</text:p>
          </table:table-cell>
          <table:table-cell table:formula="of:=MID([.$C19];2;1)" office:value-type="string" office:string-value="7" calcext:value-type="string">
            <text:p>7</text:p>
          </table:table-cell>
          <table:table-cell table:formula="of:=MID([.$C19];3;1)" office:value-type="string" office:string-value="9" calcext:value-type="string">
            <text:p>9</text:p>
          </table:table-cell>
          <table:table-cell table:formula="of:=MID([.$C19];4;1)" office:value-type="string" office:string-value="9" calcext:value-type="string">
            <text:p>9</text:p>
          </table:table-cell>
          <table:table-cell table:formula="of:=MID([.$C19];5;1)" office:value-type="string" office:string-value="8" calcext:value-type="string">
            <text:p>8</text:p>
          </table:table-cell>
          <table:table-cell table:formula="of:=MID([.$C19];6;1)" office:value-type="string" office:string-value="2" calcext:value-type="string">
            <text:p>2</text:p>
          </table:table-cell>
          <table:table-cell table:formula="of:=&quot;        dta b(&quot;&amp;[.D19]&amp;&quot;),b(&quot;&amp;[.E19]&amp;&quot;),b(&quot;&amp;[.F19]&amp;&quot;),b(&quot;&amp;[.G19]&amp;&quot;),b(&quot;&amp;[.H19]&amp;&quot;),b(&quot;&amp;[.I19]&amp;&quot;)  ; *&quot;&amp;[.A19]" office:value-type="string" office:string-value="        dta b(1),b(7),b(9),b(9),b(8),b(2)  ; *18" calcext:value-type="string">
            <text:p><text:s text:c="8"/>dta b(1),b(7),b(9),b(9),b(8),b(2) <text:s/>; *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0]*9999" office:value-type="float" office:value="189981" calcext:value-type="float">
            <text:p>189981</text:p>
          </table:table-cell>
          <table:table-cell table:formula="of:=TEXT([.B20];&quot;000000&quot;)" office:value-type="string" office:string-value="189981" calcext:value-type="string">
            <text:p>189981</text:p>
          </table:table-cell>
          <table:table-cell table:formula="of:=MID([.$C20];1;1)" office:value-type="string" office:string-value="1" calcext:value-type="string">
            <text:p>1</text:p>
          </table:table-cell>
          <table:table-cell table:formula="of:=MID([.$C20];2;1)" office:value-type="string" office:string-value="8" calcext:value-type="string">
            <text:p>8</text:p>
          </table:table-cell>
          <table:table-cell table:formula="of:=MID([.$C20];3;1)" office:value-type="string" office:string-value="9" calcext:value-type="string">
            <text:p>9</text:p>
          </table:table-cell>
          <table:table-cell table:formula="of:=MID([.$C20];4;1)" office:value-type="string" office:string-value="9" calcext:value-type="string">
            <text:p>9</text:p>
          </table:table-cell>
          <table:table-cell table:formula="of:=MID([.$C20];5;1)" office:value-type="string" office:string-value="8" calcext:value-type="string">
            <text:p>8</text:p>
          </table:table-cell>
          <table:table-cell table:formula="of:=MID([.$C20];6;1)" office:value-type="string" office:string-value="1" calcext:value-type="string">
            <text:p>1</text:p>
          </table:table-cell>
          <table:table-cell table:formula="of:=&quot;        dta b(&quot;&amp;[.D20]&amp;&quot;),b(&quot;&amp;[.E20]&amp;&quot;),b(&quot;&amp;[.F20]&amp;&quot;),b(&quot;&amp;[.G20]&amp;&quot;),b(&quot;&amp;[.H20]&amp;&quot;),b(&quot;&amp;[.I20]&amp;&quot;)  ; *&quot;&amp;[.A20]" office:value-type="string" office:string-value="        dta b(1),b(8),b(9),b(9),b(8),b(1)  ; *19" calcext:value-type="string">
            <text:p><text:s text:c="8"/>dta b(1),b(8),b(9),b(9),b(8),b(1) <text:s/>; *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1]*9999" office:value-type="float" office:value="199980" calcext:value-type="float">
            <text:p>199980</text:p>
          </table:table-cell>
          <table:table-cell table:formula="of:=TEXT([.B21];&quot;000000&quot;)" office:value-type="string" office:string-value="199980" calcext:value-type="string">
            <text:p>199980</text:p>
          </table:table-cell>
          <table:table-cell table:formula="of:=MID([.$C21];1;1)" office:value-type="string" office:string-value="1" calcext:value-type="string">
            <text:p>1</text:p>
          </table:table-cell>
          <table:table-cell table:formula="of:=MID([.$C21];2;1)" office:value-type="string" office:string-value="9" calcext:value-type="string">
            <text:p>9</text:p>
          </table:table-cell>
          <table:table-cell table:formula="of:=MID([.$C21];3;1)" office:value-type="string" office:string-value="9" calcext:value-type="string">
            <text:p>9</text:p>
          </table:table-cell>
          <table:table-cell table:formula="of:=MID([.$C21];4;1)" office:value-type="string" office:string-value="9" calcext:value-type="string">
            <text:p>9</text:p>
          </table:table-cell>
          <table:table-cell table:formula="of:=MID([.$C21];5;1)" office:value-type="string" office:string-value="8" calcext:value-type="string">
            <text:p>8</text:p>
          </table:table-cell>
          <table:table-cell table:formula="of:=MID([.$C21];6;1)" office:value-type="string" office:string-value="0" calcext:value-type="string">
            <text:p>0</text:p>
          </table:table-cell>
          <table:table-cell table:formula="of:=&quot;        dta b(&quot;&amp;[.D21]&amp;&quot;),b(&quot;&amp;[.E21]&amp;&quot;),b(&quot;&amp;[.F21]&amp;&quot;),b(&quot;&amp;[.G21]&amp;&quot;),b(&quot;&amp;[.H21]&amp;&quot;),b(&quot;&amp;[.I21]&amp;&quot;)  ; *&quot;&amp;[.A21]" office:value-type="string" office:string-value="        dta b(1),b(9),b(9),b(9),b(8),b(0)  ; *20" calcext:value-type="string">
            <text:p><text:s text:c="8"/>dta b(1),b(9),b(9),b(9),b(8),b(0) <text:s/>; *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2]*9999" office:value-type="float" office:value="209979" calcext:value-type="float">
            <text:p>209979</text:p>
          </table:table-cell>
          <table:table-cell table:formula="of:=TEXT([.B22];&quot;000000&quot;)" office:value-type="string" office:string-value="209979" calcext:value-type="string">
            <text:p>209979</text:p>
          </table:table-cell>
          <table:table-cell table:formula="of:=MID([.$C22];1;1)" office:value-type="string" office:string-value="2" calcext:value-type="string">
            <text:p>2</text:p>
          </table:table-cell>
          <table:table-cell table:formula="of:=MID([.$C22];2;1)" office:value-type="string" office:string-value="0" calcext:value-type="string">
            <text:p>0</text:p>
          </table:table-cell>
          <table:table-cell table:formula="of:=MID([.$C22];3;1)" office:value-type="string" office:string-value="9" calcext:value-type="string">
            <text:p>9</text:p>
          </table:table-cell>
          <table:table-cell table:formula="of:=MID([.$C22];4;1)" office:value-type="string" office:string-value="9" calcext:value-type="string">
            <text:p>9</text:p>
          </table:table-cell>
          <table:table-cell table:formula="of:=MID([.$C22];5;1)" office:value-type="string" office:string-value="7" calcext:value-type="string">
            <text:p>7</text:p>
          </table:table-cell>
          <table:table-cell table:formula="of:=MID([.$C22];6;1)" office:value-type="string" office:string-value="9" calcext:value-type="string">
            <text:p>9</text:p>
          </table:table-cell>
          <table:table-cell table:formula="of:=&quot;        dta b(&quot;&amp;[.D22]&amp;&quot;),b(&quot;&amp;[.E22]&amp;&quot;),b(&quot;&amp;[.F22]&amp;&quot;),b(&quot;&amp;[.G22]&amp;&quot;),b(&quot;&amp;[.H22]&amp;&quot;),b(&quot;&amp;[.I22]&amp;&quot;)  ; *&quot;&amp;[.A22]" office:value-type="string" office:string-value="        dta b(2),b(0),b(9),b(9),b(7),b(9)  ; *21" calcext:value-type="string">
            <text:p><text:s text:c="8"/>dta b(2),b(0),b(9),b(9),b(7),b(9) <text:s/>; *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3]*9999" office:value-type="float" office:value="219978" calcext:value-type="float">
            <text:p>219978</text:p>
          </table:table-cell>
          <table:table-cell table:formula="of:=TEXT([.B23];&quot;000000&quot;)" office:value-type="string" office:string-value="219978" calcext:value-type="string">
            <text:p>219978</text:p>
          </table:table-cell>
          <table:table-cell table:formula="of:=MID([.$C23];1;1)" office:value-type="string" office:string-value="2" calcext:value-type="string">
            <text:p>2</text:p>
          </table:table-cell>
          <table:table-cell table:formula="of:=MID([.$C23];2;1)" office:value-type="string" office:string-value="1" calcext:value-type="string">
            <text:p>1</text:p>
          </table:table-cell>
          <table:table-cell table:formula="of:=MID([.$C23];3;1)" office:value-type="string" office:string-value="9" calcext:value-type="string">
            <text:p>9</text:p>
          </table:table-cell>
          <table:table-cell table:formula="of:=MID([.$C23];4;1)" office:value-type="string" office:string-value="9" calcext:value-type="string">
            <text:p>9</text:p>
          </table:table-cell>
          <table:table-cell table:formula="of:=MID([.$C23];5;1)" office:value-type="string" office:string-value="7" calcext:value-type="string">
            <text:p>7</text:p>
          </table:table-cell>
          <table:table-cell table:formula="of:=MID([.$C23];6;1)" office:value-type="string" office:string-value="8" calcext:value-type="string">
            <text:p>8</text:p>
          </table:table-cell>
          <table:table-cell table:formula="of:=&quot;        dta b(&quot;&amp;[.D23]&amp;&quot;),b(&quot;&amp;[.E23]&amp;&quot;),b(&quot;&amp;[.F23]&amp;&quot;),b(&quot;&amp;[.G23]&amp;&quot;),b(&quot;&amp;[.H23]&amp;&quot;),b(&quot;&amp;[.I23]&amp;&quot;)  ; *&quot;&amp;[.A23]" office:value-type="string" office:string-value="        dta b(2),b(1),b(9),b(9),b(7),b(8)  ; *22" calcext:value-type="string">
            <text:p><text:s text:c="8"/>dta b(2),b(1),b(9),b(9),b(7),b(8) <text:s/>; *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4]*9999" office:value-type="float" office:value="229977" calcext:value-type="float">
            <text:p>229977</text:p>
          </table:table-cell>
          <table:table-cell table:formula="of:=TEXT([.B24];&quot;000000&quot;)" office:value-type="string" office:string-value="229977" calcext:value-type="string">
            <text:p>229977</text:p>
          </table:table-cell>
          <table:table-cell table:formula="of:=MID([.$C24];1;1)" office:value-type="string" office:string-value="2" calcext:value-type="string">
            <text:p>2</text:p>
          </table:table-cell>
          <table:table-cell table:formula="of:=MID([.$C24];2;1)" office:value-type="string" office:string-value="2" calcext:value-type="string">
            <text:p>2</text:p>
          </table:table-cell>
          <table:table-cell table:formula="of:=MID([.$C24];3;1)" office:value-type="string" office:string-value="9" calcext:value-type="string">
            <text:p>9</text:p>
          </table:table-cell>
          <table:table-cell table:formula="of:=MID([.$C24];4;1)" office:value-type="string" office:string-value="9" calcext:value-type="string">
            <text:p>9</text:p>
          </table:table-cell>
          <table:table-cell table:formula="of:=MID([.$C24];5;1)" office:value-type="string" office:string-value="7" calcext:value-type="string">
            <text:p>7</text:p>
          </table:table-cell>
          <table:table-cell table:formula="of:=MID([.$C24];6;1)" office:value-type="string" office:string-value="7" calcext:value-type="string">
            <text:p>7</text:p>
          </table:table-cell>
          <table:table-cell table:formula="of:=&quot;        dta b(&quot;&amp;[.D24]&amp;&quot;),b(&quot;&amp;[.E24]&amp;&quot;),b(&quot;&amp;[.F24]&amp;&quot;),b(&quot;&amp;[.G24]&amp;&quot;),b(&quot;&amp;[.H24]&amp;&quot;),b(&quot;&amp;[.I24]&amp;&quot;)  ; *&quot;&amp;[.A24]" office:value-type="string" office:string-value="        dta b(2),b(2),b(9),b(9),b(7),b(7)  ; *23" calcext:value-type="string">
            <text:p><text:s text:c="8"/>dta b(2),b(2),b(9),b(9),b(7),b(7) <text:s/>; *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5]*9999" office:value-type="float" office:value="239976" calcext:value-type="float">
            <text:p>239976</text:p>
          </table:table-cell>
          <table:table-cell table:formula="of:=TEXT([.B25];&quot;000000&quot;)" office:value-type="string" office:string-value="239976" calcext:value-type="string">
            <text:p>239976</text:p>
          </table:table-cell>
          <table:table-cell table:formula="of:=MID([.$C25];1;1)" office:value-type="string" office:string-value="2" calcext:value-type="string">
            <text:p>2</text:p>
          </table:table-cell>
          <table:table-cell table:formula="of:=MID([.$C25];2;1)" office:value-type="string" office:string-value="3" calcext:value-type="string">
            <text:p>3</text:p>
          </table:table-cell>
          <table:table-cell table:formula="of:=MID([.$C25];3;1)" office:value-type="string" office:string-value="9" calcext:value-type="string">
            <text:p>9</text:p>
          </table:table-cell>
          <table:table-cell table:formula="of:=MID([.$C25];4;1)" office:value-type="string" office:string-value="9" calcext:value-type="string">
            <text:p>9</text:p>
          </table:table-cell>
          <table:table-cell table:formula="of:=MID([.$C25];5;1)" office:value-type="string" office:string-value="7" calcext:value-type="string">
            <text:p>7</text:p>
          </table:table-cell>
          <table:table-cell table:formula="of:=MID([.$C25];6;1)" office:value-type="string" office:string-value="6" calcext:value-type="string">
            <text:p>6</text:p>
          </table:table-cell>
          <table:table-cell table:formula="of:=&quot;        dta b(&quot;&amp;[.D25]&amp;&quot;),b(&quot;&amp;[.E25]&amp;&quot;),b(&quot;&amp;[.F25]&amp;&quot;),b(&quot;&amp;[.G25]&amp;&quot;),b(&quot;&amp;[.H25]&amp;&quot;),b(&quot;&amp;[.I25]&amp;&quot;)  ; *&quot;&amp;[.A25]" office:value-type="string" office:string-value="        dta b(2),b(3),b(9),b(9),b(7),b(6)  ; *24" calcext:value-type="string">
            <text:p><text:s text:c="8"/>dta b(2),b(3),b(9),b(9),b(7),b(6) <text:s/>; *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6]*9999" office:value-type="float" office:value="249975" calcext:value-type="float">
            <text:p>249975</text:p>
          </table:table-cell>
          <table:table-cell table:formula="of:=TEXT([.B26];&quot;000000&quot;)" office:value-type="string" office:string-value="249975" calcext:value-type="string">
            <text:p>249975</text:p>
          </table:table-cell>
          <table:table-cell table:formula="of:=MID([.$C26];1;1)" office:value-type="string" office:string-value="2" calcext:value-type="string">
            <text:p>2</text:p>
          </table:table-cell>
          <table:table-cell table:formula="of:=MID([.$C26];2;1)" office:value-type="string" office:string-value="4" calcext:value-type="string">
            <text:p>4</text:p>
          </table:table-cell>
          <table:table-cell table:formula="of:=MID([.$C26];3;1)" office:value-type="string" office:string-value="9" calcext:value-type="string">
            <text:p>9</text:p>
          </table:table-cell>
          <table:table-cell table:formula="of:=MID([.$C26];4;1)" office:value-type="string" office:string-value="9" calcext:value-type="string">
            <text:p>9</text:p>
          </table:table-cell>
          <table:table-cell table:formula="of:=MID([.$C26];5;1)" office:value-type="string" office:string-value="7" calcext:value-type="string">
            <text:p>7</text:p>
          </table:table-cell>
          <table:table-cell table:formula="of:=MID([.$C26];6;1)" office:value-type="string" office:string-value="5" calcext:value-type="string">
            <text:p>5</text:p>
          </table:table-cell>
          <table:table-cell table:formula="of:=&quot;        dta b(&quot;&amp;[.D26]&amp;&quot;),b(&quot;&amp;[.E26]&amp;&quot;),b(&quot;&amp;[.F26]&amp;&quot;),b(&quot;&amp;[.G26]&amp;&quot;),b(&quot;&amp;[.H26]&amp;&quot;),b(&quot;&amp;[.I26]&amp;&quot;)  ; *&quot;&amp;[.A26]" office:value-type="string" office:string-value="        dta b(2),b(4),b(9),b(9),b(7),b(5)  ; *25" calcext:value-type="string">
            <text:p><text:s text:c="8"/>dta b(2),b(4),b(9),b(9),b(7),b(5) <text:s/>; *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]*9999" office:value-type="float" office:value="259974" calcext:value-type="float">
            <text:p>259974</text:p>
          </table:table-cell>
          <table:table-cell table:formula="of:=TEXT([.B27];&quot;000000&quot;)" office:value-type="string" office:string-value="259974" calcext:value-type="string">
            <text:p>259974</text:p>
          </table:table-cell>
          <table:table-cell table:formula="of:=MID([.$C27];1;1)" office:value-type="string" office:string-value="2" calcext:value-type="string">
            <text:p>2</text:p>
          </table:table-cell>
          <table:table-cell table:formula="of:=MID([.$C27];2;1)" office:value-type="string" office:string-value="5" calcext:value-type="string">
            <text:p>5</text:p>
          </table:table-cell>
          <table:table-cell table:formula="of:=MID([.$C27];3;1)" office:value-type="string" office:string-value="9" calcext:value-type="string">
            <text:p>9</text:p>
          </table:table-cell>
          <table:table-cell table:formula="of:=MID([.$C27];4;1)" office:value-type="string" office:string-value="9" calcext:value-type="string">
            <text:p>9</text:p>
          </table:table-cell>
          <table:table-cell table:formula="of:=MID([.$C27];5;1)" office:value-type="string" office:string-value="7" calcext:value-type="string">
            <text:p>7</text:p>
          </table:table-cell>
          <table:table-cell table:formula="of:=MID([.$C27];6;1)" office:value-type="string" office:string-value="4" calcext:value-type="string">
            <text:p>4</text:p>
          </table:table-cell>
          <table:table-cell table:formula="of:=&quot;        dta b(&quot;&amp;[.D27]&amp;&quot;),b(&quot;&amp;[.E27]&amp;&quot;),b(&quot;&amp;[.F27]&amp;&quot;),b(&quot;&amp;[.G27]&amp;&quot;),b(&quot;&amp;[.H27]&amp;&quot;),b(&quot;&amp;[.I27]&amp;&quot;)  ; *&quot;&amp;[.A27]" office:value-type="string" office:string-value="        dta b(2),b(5),b(9),b(9),b(7),b(4)  ; *26" calcext:value-type="string">
            <text:p><text:s text:c="8"/>dta b(2),b(5),b(9),b(9),b(7),b(4) <text:s/>; *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8]*9999" office:value-type="float" office:value="269973" calcext:value-type="float">
            <text:p>269973</text:p>
          </table:table-cell>
          <table:table-cell table:formula="of:=TEXT([.B28];&quot;000000&quot;)" office:value-type="string" office:string-value="269973" calcext:value-type="string">
            <text:p>269973</text:p>
          </table:table-cell>
          <table:table-cell table:formula="of:=MID([.$C28];1;1)" office:value-type="string" office:string-value="2" calcext:value-type="string">
            <text:p>2</text:p>
          </table:table-cell>
          <table:table-cell table:formula="of:=MID([.$C28];2;1)" office:value-type="string" office:string-value="6" calcext:value-type="string">
            <text:p>6</text:p>
          </table:table-cell>
          <table:table-cell table:formula="of:=MID([.$C28];3;1)" office:value-type="string" office:string-value="9" calcext:value-type="string">
            <text:p>9</text:p>
          </table:table-cell>
          <table:table-cell table:formula="of:=MID([.$C28];4;1)" office:value-type="string" office:string-value="9" calcext:value-type="string">
            <text:p>9</text:p>
          </table:table-cell>
          <table:table-cell table:formula="of:=MID([.$C28];5;1)" office:value-type="string" office:string-value="7" calcext:value-type="string">
            <text:p>7</text:p>
          </table:table-cell>
          <table:table-cell table:formula="of:=MID([.$C28];6;1)" office:value-type="string" office:string-value="3" calcext:value-type="string">
            <text:p>3</text:p>
          </table:table-cell>
          <table:table-cell table:formula="of:=&quot;        dta b(&quot;&amp;[.D28]&amp;&quot;),b(&quot;&amp;[.E28]&amp;&quot;),b(&quot;&amp;[.F28]&amp;&quot;),b(&quot;&amp;[.G28]&amp;&quot;),b(&quot;&amp;[.H28]&amp;&quot;),b(&quot;&amp;[.I28]&amp;&quot;)  ; *&quot;&amp;[.A28]" office:value-type="string" office:string-value="        dta b(2),b(6),b(9),b(9),b(7),b(3)  ; *27" calcext:value-type="string">
            <text:p><text:s text:c="8"/>dta b(2),b(6),b(9),b(9),b(7),b(3) <text:s/>; *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9]*9999" office:value-type="float" office:value="279972" calcext:value-type="float">
            <text:p>279972</text:p>
          </table:table-cell>
          <table:table-cell table:formula="of:=TEXT([.B29];&quot;000000&quot;)" office:value-type="string" office:string-value="279972" calcext:value-type="string">
            <text:p>279972</text:p>
          </table:table-cell>
          <table:table-cell table:formula="of:=MID([.$C29];1;1)" office:value-type="string" office:string-value="2" calcext:value-type="string">
            <text:p>2</text:p>
          </table:table-cell>
          <table:table-cell table:formula="of:=MID([.$C29];2;1)" office:value-type="string" office:string-value="7" calcext:value-type="string">
            <text:p>7</text:p>
          </table:table-cell>
          <table:table-cell table:formula="of:=MID([.$C29];3;1)" office:value-type="string" office:string-value="9" calcext:value-type="string">
            <text:p>9</text:p>
          </table:table-cell>
          <table:table-cell table:formula="of:=MID([.$C29];4;1)" office:value-type="string" office:string-value="9" calcext:value-type="string">
            <text:p>9</text:p>
          </table:table-cell>
          <table:table-cell table:formula="of:=MID([.$C29];5;1)" office:value-type="string" office:string-value="7" calcext:value-type="string">
            <text:p>7</text:p>
          </table:table-cell>
          <table:table-cell table:formula="of:=MID([.$C29];6;1)" office:value-type="string" office:string-value="2" calcext:value-type="string">
            <text:p>2</text:p>
          </table:table-cell>
          <table:table-cell table:formula="of:=&quot;        dta b(&quot;&amp;[.D29]&amp;&quot;),b(&quot;&amp;[.E29]&amp;&quot;),b(&quot;&amp;[.F29]&amp;&quot;),b(&quot;&amp;[.G29]&amp;&quot;),b(&quot;&amp;[.H29]&amp;&quot;),b(&quot;&amp;[.I29]&amp;&quot;)  ; *&quot;&amp;[.A29]" office:value-type="string" office:string-value="        dta b(2),b(7),b(9),b(9),b(7),b(2)  ; *28" calcext:value-type="string">
            <text:p><text:s text:c="8"/>dta b(2),b(7),b(9),b(9),b(7),b(2) <text:s/>; *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0]*9999" office:value-type="float" office:value="289971" calcext:value-type="float">
            <text:p>289971</text:p>
          </table:table-cell>
          <table:table-cell table:formula="of:=TEXT([.B30];&quot;000000&quot;)" office:value-type="string" office:string-value="289971" calcext:value-type="string">
            <text:p>289971</text:p>
          </table:table-cell>
          <table:table-cell table:formula="of:=MID([.$C30];1;1)" office:value-type="string" office:string-value="2" calcext:value-type="string">
            <text:p>2</text:p>
          </table:table-cell>
          <table:table-cell table:formula="of:=MID([.$C30];2;1)" office:value-type="string" office:string-value="8" calcext:value-type="string">
            <text:p>8</text:p>
          </table:table-cell>
          <table:table-cell table:formula="of:=MID([.$C30];3;1)" office:value-type="string" office:string-value="9" calcext:value-type="string">
            <text:p>9</text:p>
          </table:table-cell>
          <table:table-cell table:formula="of:=MID([.$C30];4;1)" office:value-type="string" office:string-value="9" calcext:value-type="string">
            <text:p>9</text:p>
          </table:table-cell>
          <table:table-cell table:formula="of:=MID([.$C30];5;1)" office:value-type="string" office:string-value="7" calcext:value-type="string">
            <text:p>7</text:p>
          </table:table-cell>
          <table:table-cell table:formula="of:=MID([.$C30];6;1)" office:value-type="string" office:string-value="1" calcext:value-type="string">
            <text:p>1</text:p>
          </table:table-cell>
          <table:table-cell table:formula="of:=&quot;        dta b(&quot;&amp;[.D30]&amp;&quot;),b(&quot;&amp;[.E30]&amp;&quot;),b(&quot;&amp;[.F30]&amp;&quot;),b(&quot;&amp;[.G30]&amp;&quot;),b(&quot;&amp;[.H30]&amp;&quot;),b(&quot;&amp;[.I30]&amp;&quot;)  ; *&quot;&amp;[.A30]" office:value-type="string" office:string-value="        dta b(2),b(8),b(9),b(9),b(7),b(1)  ; *29" calcext:value-type="string">
            <text:p><text:s text:c="8"/>dta b(2),b(8),b(9),b(9),b(7),b(1) <text:s/>; *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1]*9999" office:value-type="float" office:value="299970" calcext:value-type="float">
            <text:p>299970</text:p>
          </table:table-cell>
          <table:table-cell table:formula="of:=TEXT([.B31];&quot;000000&quot;)" office:value-type="string" office:string-value="299970" calcext:value-type="string">
            <text:p>299970</text:p>
          </table:table-cell>
          <table:table-cell table:formula="of:=MID([.$C31];1;1)" office:value-type="string" office:string-value="2" calcext:value-type="string">
            <text:p>2</text:p>
          </table:table-cell>
          <table:table-cell table:formula="of:=MID([.$C31];2;1)" office:value-type="string" office:string-value="9" calcext:value-type="string">
            <text:p>9</text:p>
          </table:table-cell>
          <table:table-cell table:formula="of:=MID([.$C31];3;1)" office:value-type="string" office:string-value="9" calcext:value-type="string">
            <text:p>9</text:p>
          </table:table-cell>
          <table:table-cell table:formula="of:=MID([.$C31];4;1)" office:value-type="string" office:string-value="9" calcext:value-type="string">
            <text:p>9</text:p>
          </table:table-cell>
          <table:table-cell table:formula="of:=MID([.$C31];5;1)" office:value-type="string" office:string-value="7" calcext:value-type="string">
            <text:p>7</text:p>
          </table:table-cell>
          <table:table-cell table:formula="of:=MID([.$C31];6;1)" office:value-type="string" office:string-value="0" calcext:value-type="string">
            <text:p>0</text:p>
          </table:table-cell>
          <table:table-cell table:formula="of:=&quot;        dta b(&quot;&amp;[.D31]&amp;&quot;),b(&quot;&amp;[.E31]&amp;&quot;),b(&quot;&amp;[.F31]&amp;&quot;),b(&quot;&amp;[.G31]&amp;&quot;),b(&quot;&amp;[.H31]&amp;&quot;),b(&quot;&amp;[.I31]&amp;&quot;)  ; *&quot;&amp;[.A31]" office:value-type="string" office:string-value="        dta b(2),b(9),b(9),b(9),b(7),b(0)  ; *30" calcext:value-type="string">
            <text:p><text:s text:c="8"/>dta b(2),b(9),b(9),b(9),b(7),b(0) <text:s/>; *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2]*9999" office:value-type="float" office:value="309969" calcext:value-type="float">
            <text:p>309969</text:p>
          </table:table-cell>
          <table:table-cell table:formula="of:=TEXT([.B32];&quot;000000&quot;)" office:value-type="string" office:string-value="309969" calcext:value-type="string">
            <text:p>309969</text:p>
          </table:table-cell>
          <table:table-cell table:formula="of:=MID([.$C32];1;1)" office:value-type="string" office:string-value="3" calcext:value-type="string">
            <text:p>3</text:p>
          </table:table-cell>
          <table:table-cell table:formula="of:=MID([.$C32];2;1)" office:value-type="string" office:string-value="0" calcext:value-type="string">
            <text:p>0</text:p>
          </table:table-cell>
          <table:table-cell table:formula="of:=MID([.$C32];3;1)" office:value-type="string" office:string-value="9" calcext:value-type="string">
            <text:p>9</text:p>
          </table:table-cell>
          <table:table-cell table:formula="of:=MID([.$C32];4;1)" office:value-type="string" office:string-value="9" calcext:value-type="string">
            <text:p>9</text:p>
          </table:table-cell>
          <table:table-cell table:formula="of:=MID([.$C32];5;1)" office:value-type="string" office:string-value="6" calcext:value-type="string">
            <text:p>6</text:p>
          </table:table-cell>
          <table:table-cell table:formula="of:=MID([.$C32];6;1)" office:value-type="string" office:string-value="9" calcext:value-type="string">
            <text:p>9</text:p>
          </table:table-cell>
          <table:table-cell table:formula="of:=&quot;        dta b(&quot;&amp;[.D32]&amp;&quot;),b(&quot;&amp;[.E32]&amp;&quot;),b(&quot;&amp;[.F32]&amp;&quot;),b(&quot;&amp;[.G32]&amp;&quot;),b(&quot;&amp;[.H32]&amp;&quot;),b(&quot;&amp;[.I32]&amp;&quot;)  ; *&quot;&amp;[.A32]" office:value-type="string" office:string-value="        dta b(3),b(0),b(9),b(9),b(6),b(9)  ; *31" calcext:value-type="string">
            <text:p><text:s text:c="8"/>dta b(3),b(0),b(9),b(9),b(6),b(9) <text:s/>; *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3]*9999" office:value-type="float" office:value="319968" calcext:value-type="float">
            <text:p>319968</text:p>
          </table:table-cell>
          <table:table-cell table:formula="of:=TEXT([.B33];&quot;000000&quot;)" office:value-type="string" office:string-value="319968" calcext:value-type="string">
            <text:p>319968</text:p>
          </table:table-cell>
          <table:table-cell table:formula="of:=MID([.$C33];1;1)" office:value-type="string" office:string-value="3" calcext:value-type="string">
            <text:p>3</text:p>
          </table:table-cell>
          <table:table-cell table:formula="of:=MID([.$C33];2;1)" office:value-type="string" office:string-value="1" calcext:value-type="string">
            <text:p>1</text:p>
          </table:table-cell>
          <table:table-cell table:formula="of:=MID([.$C33];3;1)" office:value-type="string" office:string-value="9" calcext:value-type="string">
            <text:p>9</text:p>
          </table:table-cell>
          <table:table-cell table:formula="of:=MID([.$C33];4;1)" office:value-type="string" office:string-value="9" calcext:value-type="string">
            <text:p>9</text:p>
          </table:table-cell>
          <table:table-cell table:formula="of:=MID([.$C33];5;1)" office:value-type="string" office:string-value="6" calcext:value-type="string">
            <text:p>6</text:p>
          </table:table-cell>
          <table:table-cell table:formula="of:=MID([.$C33];6;1)" office:value-type="string" office:string-value="8" calcext:value-type="string">
            <text:p>8</text:p>
          </table:table-cell>
          <table:table-cell table:formula="of:=&quot;        dta b(&quot;&amp;[.D33]&amp;&quot;),b(&quot;&amp;[.E33]&amp;&quot;),b(&quot;&amp;[.F33]&amp;&quot;),b(&quot;&amp;[.G33]&amp;&quot;),b(&quot;&amp;[.H33]&amp;&quot;),b(&quot;&amp;[.I33]&amp;&quot;)  ; *&quot;&amp;[.A33]" office:value-type="string" office:string-value="        dta b(3),b(1),b(9),b(9),b(6),b(8)  ; *32" calcext:value-type="string">
            <text:p><text:s text:c="8"/>dta b(3),b(1),b(9),b(9),b(6),b(8) <text:s/>; *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4]*9999" office:value-type="float" office:value="329967" calcext:value-type="float">
            <text:p>329967</text:p>
          </table:table-cell>
          <table:table-cell table:formula="of:=TEXT([.B34];&quot;000000&quot;)" office:value-type="string" office:string-value="329967" calcext:value-type="string">
            <text:p>329967</text:p>
          </table:table-cell>
          <table:table-cell table:formula="of:=MID([.$C34];1;1)" office:value-type="string" office:string-value="3" calcext:value-type="string">
            <text:p>3</text:p>
          </table:table-cell>
          <table:table-cell table:formula="of:=MID([.$C34];2;1)" office:value-type="string" office:string-value="2" calcext:value-type="string">
            <text:p>2</text:p>
          </table:table-cell>
          <table:table-cell table:formula="of:=MID([.$C34];3;1)" office:value-type="string" office:string-value="9" calcext:value-type="string">
            <text:p>9</text:p>
          </table:table-cell>
          <table:table-cell table:formula="of:=MID([.$C34];4;1)" office:value-type="string" office:string-value="9" calcext:value-type="string">
            <text:p>9</text:p>
          </table:table-cell>
          <table:table-cell table:formula="of:=MID([.$C34];5;1)" office:value-type="string" office:string-value="6" calcext:value-type="string">
            <text:p>6</text:p>
          </table:table-cell>
          <table:table-cell table:formula="of:=MID([.$C34];6;1)" office:value-type="string" office:string-value="7" calcext:value-type="string">
            <text:p>7</text:p>
          </table:table-cell>
          <table:table-cell table:formula="of:=&quot;        dta b(&quot;&amp;[.D34]&amp;&quot;),b(&quot;&amp;[.E34]&amp;&quot;),b(&quot;&amp;[.F34]&amp;&quot;),b(&quot;&amp;[.G34]&amp;&quot;),b(&quot;&amp;[.H34]&amp;&quot;),b(&quot;&amp;[.I34]&amp;&quot;)  ; *&quot;&amp;[.A34]" office:value-type="string" office:string-value="        dta b(3),b(2),b(9),b(9),b(6),b(7)  ; *33" calcext:value-type="string">
            <text:p><text:s text:c="8"/>dta b(3),b(2),b(9),b(9),b(6),b(7) <text:s/>; *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5]*9999" office:value-type="float" office:value="339966" calcext:value-type="float">
            <text:p>339966</text:p>
          </table:table-cell>
          <table:table-cell table:formula="of:=TEXT([.B35];&quot;000000&quot;)" office:value-type="string" office:string-value="339966" calcext:value-type="string">
            <text:p>339966</text:p>
          </table:table-cell>
          <table:table-cell table:formula="of:=MID([.$C35];1;1)" office:value-type="string" office:string-value="3" calcext:value-type="string">
            <text:p>3</text:p>
          </table:table-cell>
          <table:table-cell table:formula="of:=MID([.$C35];2;1)" office:value-type="string" office:string-value="3" calcext:value-type="string">
            <text:p>3</text:p>
          </table:table-cell>
          <table:table-cell table:formula="of:=MID([.$C35];3;1)" office:value-type="string" office:string-value="9" calcext:value-type="string">
            <text:p>9</text:p>
          </table:table-cell>
          <table:table-cell table:formula="of:=MID([.$C35];4;1)" office:value-type="string" office:string-value="9" calcext:value-type="string">
            <text:p>9</text:p>
          </table:table-cell>
          <table:table-cell table:formula="of:=MID([.$C35];5;1)" office:value-type="string" office:string-value="6" calcext:value-type="string">
            <text:p>6</text:p>
          </table:table-cell>
          <table:table-cell table:formula="of:=MID([.$C35];6;1)" office:value-type="string" office:string-value="6" calcext:value-type="string">
            <text:p>6</text:p>
          </table:table-cell>
          <table:table-cell table:formula="of:=&quot;        dta b(&quot;&amp;[.D35]&amp;&quot;),b(&quot;&amp;[.E35]&amp;&quot;),b(&quot;&amp;[.F35]&amp;&quot;),b(&quot;&amp;[.G35]&amp;&quot;),b(&quot;&amp;[.H35]&amp;&quot;),b(&quot;&amp;[.I35]&amp;&quot;)  ; *&quot;&amp;[.A35]" office:value-type="string" office:string-value="        dta b(3),b(3),b(9),b(9),b(6),b(6)  ; *34" calcext:value-type="string">
            <text:p><text:s text:c="8"/>dta b(3),b(3),b(9),b(9),b(6),b(6) <text:s/>; *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6]*9999" office:value-type="float" office:value="349965" calcext:value-type="float">
            <text:p>349965</text:p>
          </table:table-cell>
          <table:table-cell table:formula="of:=TEXT([.B36];&quot;000000&quot;)" office:value-type="string" office:string-value="349965" calcext:value-type="string">
            <text:p>349965</text:p>
          </table:table-cell>
          <table:table-cell table:formula="of:=MID([.$C36];1;1)" office:value-type="string" office:string-value="3" calcext:value-type="string">
            <text:p>3</text:p>
          </table:table-cell>
          <table:table-cell table:formula="of:=MID([.$C36];2;1)" office:value-type="string" office:string-value="4" calcext:value-type="string">
            <text:p>4</text:p>
          </table:table-cell>
          <table:table-cell table:formula="of:=MID([.$C36];3;1)" office:value-type="string" office:string-value="9" calcext:value-type="string">
            <text:p>9</text:p>
          </table:table-cell>
          <table:table-cell table:formula="of:=MID([.$C36];4;1)" office:value-type="string" office:string-value="9" calcext:value-type="string">
            <text:p>9</text:p>
          </table:table-cell>
          <table:table-cell table:formula="of:=MID([.$C36];5;1)" office:value-type="string" office:string-value="6" calcext:value-type="string">
            <text:p>6</text:p>
          </table:table-cell>
          <table:table-cell table:formula="of:=MID([.$C36];6;1)" office:value-type="string" office:string-value="5" calcext:value-type="string">
            <text:p>5</text:p>
          </table:table-cell>
          <table:table-cell table:formula="of:=&quot;        dta b(&quot;&amp;[.D36]&amp;&quot;),b(&quot;&amp;[.E36]&amp;&quot;),b(&quot;&amp;[.F36]&amp;&quot;),b(&quot;&amp;[.G36]&amp;&quot;),b(&quot;&amp;[.H36]&amp;&quot;),b(&quot;&amp;[.I36]&amp;&quot;)  ; *&quot;&amp;[.A36]" office:value-type="string" office:string-value="        dta b(3),b(4),b(9),b(9),b(6),b(5)  ; *35" calcext:value-type="string">
            <text:p><text:s text:c="8"/>dta b(3),b(4),b(9),b(9),b(6),b(5) <text:s/>; *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7]*9999" office:value-type="float" office:value="359964" calcext:value-type="float">
            <text:p>359964</text:p>
          </table:table-cell>
          <table:table-cell table:formula="of:=TEXT([.B37];&quot;000000&quot;)" office:value-type="string" office:string-value="359964" calcext:value-type="string">
            <text:p>359964</text:p>
          </table:table-cell>
          <table:table-cell table:formula="of:=MID([.$C37];1;1)" office:value-type="string" office:string-value="3" calcext:value-type="string">
            <text:p>3</text:p>
          </table:table-cell>
          <table:table-cell table:formula="of:=MID([.$C37];2;1)" office:value-type="string" office:string-value="5" calcext:value-type="string">
            <text:p>5</text:p>
          </table:table-cell>
          <table:table-cell table:formula="of:=MID([.$C37];3;1)" office:value-type="string" office:string-value="9" calcext:value-type="string">
            <text:p>9</text:p>
          </table:table-cell>
          <table:table-cell table:formula="of:=MID([.$C37];4;1)" office:value-type="string" office:string-value="9" calcext:value-type="string">
            <text:p>9</text:p>
          </table:table-cell>
          <table:table-cell table:formula="of:=MID([.$C37];5;1)" office:value-type="string" office:string-value="6" calcext:value-type="string">
            <text:p>6</text:p>
          </table:table-cell>
          <table:table-cell table:formula="of:=MID([.$C37];6;1)" office:value-type="string" office:string-value="4" calcext:value-type="string">
            <text:p>4</text:p>
          </table:table-cell>
          <table:table-cell table:formula="of:=&quot;        dta b(&quot;&amp;[.D37]&amp;&quot;),b(&quot;&amp;[.E37]&amp;&quot;),b(&quot;&amp;[.F37]&amp;&quot;),b(&quot;&amp;[.G37]&amp;&quot;),b(&quot;&amp;[.H37]&amp;&quot;),b(&quot;&amp;[.I37]&amp;&quot;)  ; *&quot;&amp;[.A37]" office:value-type="string" office:string-value="        dta b(3),b(5),b(9),b(9),b(6),b(4)  ; *36" calcext:value-type="string">
            <text:p><text:s text:c="8"/>dta b(3),b(5),b(9),b(9),b(6),b(4) <text:s/>; *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8]*9999" office:value-type="float" office:value="369963" calcext:value-type="float">
            <text:p>369963</text:p>
          </table:table-cell>
          <table:table-cell table:formula="of:=TEXT([.B38];&quot;000000&quot;)" office:value-type="string" office:string-value="369963" calcext:value-type="string">
            <text:p>369963</text:p>
          </table:table-cell>
          <table:table-cell table:formula="of:=MID([.$C38];1;1)" office:value-type="string" office:string-value="3" calcext:value-type="string">
            <text:p>3</text:p>
          </table:table-cell>
          <table:table-cell table:formula="of:=MID([.$C38];2;1)" office:value-type="string" office:string-value="6" calcext:value-type="string">
            <text:p>6</text:p>
          </table:table-cell>
          <table:table-cell table:formula="of:=MID([.$C38];3;1)" office:value-type="string" office:string-value="9" calcext:value-type="string">
            <text:p>9</text:p>
          </table:table-cell>
          <table:table-cell table:formula="of:=MID([.$C38];4;1)" office:value-type="string" office:string-value="9" calcext:value-type="string">
            <text:p>9</text:p>
          </table:table-cell>
          <table:table-cell table:formula="of:=MID([.$C38];5;1)" office:value-type="string" office:string-value="6" calcext:value-type="string">
            <text:p>6</text:p>
          </table:table-cell>
          <table:table-cell table:formula="of:=MID([.$C38];6;1)" office:value-type="string" office:string-value="3" calcext:value-type="string">
            <text:p>3</text:p>
          </table:table-cell>
          <table:table-cell table:formula="of:=&quot;        dta b(&quot;&amp;[.D38]&amp;&quot;),b(&quot;&amp;[.E38]&amp;&quot;),b(&quot;&amp;[.F38]&amp;&quot;),b(&quot;&amp;[.G38]&amp;&quot;),b(&quot;&amp;[.H38]&amp;&quot;),b(&quot;&amp;[.I38]&amp;&quot;)  ; *&quot;&amp;[.A38]" office:value-type="string" office:string-value="        dta b(3),b(6),b(9),b(9),b(6),b(3)  ; *37" calcext:value-type="string">
            <text:p><text:s text:c="8"/>dta b(3),b(6),b(9),b(9),b(6),b(3) <text:s/>; *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9]*9999" office:value-type="float" office:value="379962" calcext:value-type="float">
            <text:p>379962</text:p>
          </table:table-cell>
          <table:table-cell table:formula="of:=TEXT([.B39];&quot;000000&quot;)" office:value-type="string" office:string-value="379962" calcext:value-type="string">
            <text:p>379962</text:p>
          </table:table-cell>
          <table:table-cell table:formula="of:=MID([.$C39];1;1)" office:value-type="string" office:string-value="3" calcext:value-type="string">
            <text:p>3</text:p>
          </table:table-cell>
          <table:table-cell table:formula="of:=MID([.$C39];2;1)" office:value-type="string" office:string-value="7" calcext:value-type="string">
            <text:p>7</text:p>
          </table:table-cell>
          <table:table-cell table:formula="of:=MID([.$C39];3;1)" office:value-type="string" office:string-value="9" calcext:value-type="string">
            <text:p>9</text:p>
          </table:table-cell>
          <table:table-cell table:formula="of:=MID([.$C39];4;1)" office:value-type="string" office:string-value="9" calcext:value-type="string">
            <text:p>9</text:p>
          </table:table-cell>
          <table:table-cell table:formula="of:=MID([.$C39];5;1)" office:value-type="string" office:string-value="6" calcext:value-type="string">
            <text:p>6</text:p>
          </table:table-cell>
          <table:table-cell table:formula="of:=MID([.$C39];6;1)" office:value-type="string" office:string-value="2" calcext:value-type="string">
            <text:p>2</text:p>
          </table:table-cell>
          <table:table-cell table:formula="of:=&quot;        dta b(&quot;&amp;[.D39]&amp;&quot;),b(&quot;&amp;[.E39]&amp;&quot;),b(&quot;&amp;[.F39]&amp;&quot;),b(&quot;&amp;[.G39]&amp;&quot;),b(&quot;&amp;[.H39]&amp;&quot;),b(&quot;&amp;[.I39]&amp;&quot;)  ; *&quot;&amp;[.A39]" office:value-type="string" office:string-value="        dta b(3),b(7),b(9),b(9),b(6),b(2)  ; *38" calcext:value-type="string">
            <text:p><text:s text:c="8"/>dta b(3),b(7),b(9),b(9),b(6),b(2) <text:s/>; *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0]*9999" office:value-type="float" office:value="389961" calcext:value-type="float">
            <text:p>389961</text:p>
          </table:table-cell>
          <table:table-cell table:formula="of:=TEXT([.B40];&quot;000000&quot;)" office:value-type="string" office:string-value="389961" calcext:value-type="string">
            <text:p>389961</text:p>
          </table:table-cell>
          <table:table-cell table:formula="of:=MID([.$C40];1;1)" office:value-type="string" office:string-value="3" calcext:value-type="string">
            <text:p>3</text:p>
          </table:table-cell>
          <table:table-cell table:formula="of:=MID([.$C40];2;1)" office:value-type="string" office:string-value="8" calcext:value-type="string">
            <text:p>8</text:p>
          </table:table-cell>
          <table:table-cell table:formula="of:=MID([.$C40];3;1)" office:value-type="string" office:string-value="9" calcext:value-type="string">
            <text:p>9</text:p>
          </table:table-cell>
          <table:table-cell table:formula="of:=MID([.$C40];4;1)" office:value-type="string" office:string-value="9" calcext:value-type="string">
            <text:p>9</text:p>
          </table:table-cell>
          <table:table-cell table:formula="of:=MID([.$C40];5;1)" office:value-type="string" office:string-value="6" calcext:value-type="string">
            <text:p>6</text:p>
          </table:table-cell>
          <table:table-cell table:formula="of:=MID([.$C40];6;1)" office:value-type="string" office:string-value="1" calcext:value-type="string">
            <text:p>1</text:p>
          </table:table-cell>
          <table:table-cell table:formula="of:=&quot;        dta b(&quot;&amp;[.D40]&amp;&quot;),b(&quot;&amp;[.E40]&amp;&quot;),b(&quot;&amp;[.F40]&amp;&quot;),b(&quot;&amp;[.G40]&amp;&quot;),b(&quot;&amp;[.H40]&amp;&quot;),b(&quot;&amp;[.I40]&amp;&quot;)  ; *&quot;&amp;[.A40]" office:value-type="string" office:string-value="        dta b(3),b(8),b(9),b(9),b(6),b(1)  ; *39" calcext:value-type="string">
            <text:p><text:s text:c="8"/>dta b(3),b(8),b(9),b(9),b(6),b(1) <text:s/>; *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1]*9999" office:value-type="float" office:value="399960" calcext:value-type="float">
            <text:p>399960</text:p>
          </table:table-cell>
          <table:table-cell table:formula="of:=TEXT([.B41];&quot;000000&quot;)" office:value-type="string" office:string-value="399960" calcext:value-type="string">
            <text:p>399960</text:p>
          </table:table-cell>
          <table:table-cell table:formula="of:=MID([.$C41];1;1)" office:value-type="string" office:string-value="3" calcext:value-type="string">
            <text:p>3</text:p>
          </table:table-cell>
          <table:table-cell table:formula="of:=MID([.$C41];2;1)" office:value-type="string" office:string-value="9" calcext:value-type="string">
            <text:p>9</text:p>
          </table:table-cell>
          <table:table-cell table:formula="of:=MID([.$C41];3;1)" office:value-type="string" office:string-value="9" calcext:value-type="string">
            <text:p>9</text:p>
          </table:table-cell>
          <table:table-cell table:formula="of:=MID([.$C41];4;1)" office:value-type="string" office:string-value="9" calcext:value-type="string">
            <text:p>9</text:p>
          </table:table-cell>
          <table:table-cell table:formula="of:=MID([.$C41];5;1)" office:value-type="string" office:string-value="6" calcext:value-type="string">
            <text:p>6</text:p>
          </table:table-cell>
          <table:table-cell table:formula="of:=MID([.$C41];6;1)" office:value-type="string" office:string-value="0" calcext:value-type="string">
            <text:p>0</text:p>
          </table:table-cell>
          <table:table-cell table:formula="of:=&quot;        dta b(&quot;&amp;[.D41]&amp;&quot;),b(&quot;&amp;[.E41]&amp;&quot;),b(&quot;&amp;[.F41]&amp;&quot;),b(&quot;&amp;[.G41]&amp;&quot;),b(&quot;&amp;[.H41]&amp;&quot;),b(&quot;&amp;[.I41]&amp;&quot;)  ; *&quot;&amp;[.A41]" office:value-type="string" office:string-value="        dta b(3),b(9),b(9),b(9),b(6),b(0)  ; *40" calcext:value-type="string">
            <text:p><text:s text:c="8"/>dta b(3),b(9),b(9),b(9),b(6),b(0) <text:s/>; *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2]*9999" office:value-type="float" office:value="409959" calcext:value-type="float">
            <text:p>409959</text:p>
          </table:table-cell>
          <table:table-cell table:formula="of:=TEXT([.B42];&quot;000000&quot;)" office:value-type="string" office:string-value="409959" calcext:value-type="string">
            <text:p>409959</text:p>
          </table:table-cell>
          <table:table-cell table:formula="of:=MID([.$C42];1;1)" office:value-type="string" office:string-value="4" calcext:value-type="string">
            <text:p>4</text:p>
          </table:table-cell>
          <table:table-cell table:formula="of:=MID([.$C42];2;1)" office:value-type="string" office:string-value="0" calcext:value-type="string">
            <text:p>0</text:p>
          </table:table-cell>
          <table:table-cell table:formula="of:=MID([.$C42];3;1)" office:value-type="string" office:string-value="9" calcext:value-type="string">
            <text:p>9</text:p>
          </table:table-cell>
          <table:table-cell table:formula="of:=MID([.$C42];4;1)" office:value-type="string" office:string-value="9" calcext:value-type="string">
            <text:p>9</text:p>
          </table:table-cell>
          <table:table-cell table:formula="of:=MID([.$C42];5;1)" office:value-type="string" office:string-value="5" calcext:value-type="string">
            <text:p>5</text:p>
          </table:table-cell>
          <table:table-cell table:formula="of:=MID([.$C42];6;1)" office:value-type="string" office:string-value="9" calcext:value-type="string">
            <text:p>9</text:p>
          </table:table-cell>
          <table:table-cell table:formula="of:=&quot;        dta b(&quot;&amp;[.D42]&amp;&quot;),b(&quot;&amp;[.E42]&amp;&quot;),b(&quot;&amp;[.F42]&amp;&quot;),b(&quot;&amp;[.G42]&amp;&quot;),b(&quot;&amp;[.H42]&amp;&quot;),b(&quot;&amp;[.I42]&amp;&quot;)  ; *&quot;&amp;[.A42]" office:value-type="string" office:string-value="        dta b(4),b(0),b(9),b(9),b(5),b(9)  ; *41" calcext:value-type="string">
            <text:p><text:s text:c="8"/>dta b(4),b(0),b(9),b(9),b(5),b(9) <text:s/>; *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3]*9999" office:value-type="float" office:value="419958" calcext:value-type="float">
            <text:p>419958</text:p>
          </table:table-cell>
          <table:table-cell table:formula="of:=TEXT([.B43];&quot;000000&quot;)" office:value-type="string" office:string-value="419958" calcext:value-type="string">
            <text:p>419958</text:p>
          </table:table-cell>
          <table:table-cell table:formula="of:=MID([.$C43];1;1)" office:value-type="string" office:string-value="4" calcext:value-type="string">
            <text:p>4</text:p>
          </table:table-cell>
          <table:table-cell table:formula="of:=MID([.$C43];2;1)" office:value-type="string" office:string-value="1" calcext:value-type="string">
            <text:p>1</text:p>
          </table:table-cell>
          <table:table-cell table:formula="of:=MID([.$C43];3;1)" office:value-type="string" office:string-value="9" calcext:value-type="string">
            <text:p>9</text:p>
          </table:table-cell>
          <table:table-cell table:formula="of:=MID([.$C43];4;1)" office:value-type="string" office:string-value="9" calcext:value-type="string">
            <text:p>9</text:p>
          </table:table-cell>
          <table:table-cell table:formula="of:=MID([.$C43];5;1)" office:value-type="string" office:string-value="5" calcext:value-type="string">
            <text:p>5</text:p>
          </table:table-cell>
          <table:table-cell table:formula="of:=MID([.$C43];6;1)" office:value-type="string" office:string-value="8" calcext:value-type="string">
            <text:p>8</text:p>
          </table:table-cell>
          <table:table-cell table:formula="of:=&quot;        dta b(&quot;&amp;[.D43]&amp;&quot;),b(&quot;&amp;[.E43]&amp;&quot;),b(&quot;&amp;[.F43]&amp;&quot;),b(&quot;&amp;[.G43]&amp;&quot;),b(&quot;&amp;[.H43]&amp;&quot;),b(&quot;&amp;[.I43]&amp;&quot;)  ; *&quot;&amp;[.A43]" office:value-type="string" office:string-value="        dta b(4),b(1),b(9),b(9),b(5),b(8)  ; *42" calcext:value-type="string">
            <text:p><text:s text:c="8"/>dta b(4),b(1),b(9),b(9),b(5),b(8) <text:s/>; *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4]*9999" office:value-type="float" office:value="429957" calcext:value-type="float">
            <text:p>429957</text:p>
          </table:table-cell>
          <table:table-cell table:formula="of:=TEXT([.B44];&quot;000000&quot;)" office:value-type="string" office:string-value="429957" calcext:value-type="string">
            <text:p>429957</text:p>
          </table:table-cell>
          <table:table-cell table:formula="of:=MID([.$C44];1;1)" office:value-type="string" office:string-value="4" calcext:value-type="string">
            <text:p>4</text:p>
          </table:table-cell>
          <table:table-cell table:formula="of:=MID([.$C44];2;1)" office:value-type="string" office:string-value="2" calcext:value-type="string">
            <text:p>2</text:p>
          </table:table-cell>
          <table:table-cell table:formula="of:=MID([.$C44];3;1)" office:value-type="string" office:string-value="9" calcext:value-type="string">
            <text:p>9</text:p>
          </table:table-cell>
          <table:table-cell table:formula="of:=MID([.$C44];4;1)" office:value-type="string" office:string-value="9" calcext:value-type="string">
            <text:p>9</text:p>
          </table:table-cell>
          <table:table-cell table:formula="of:=MID([.$C44];5;1)" office:value-type="string" office:string-value="5" calcext:value-type="string">
            <text:p>5</text:p>
          </table:table-cell>
          <table:table-cell table:formula="of:=MID([.$C44];6;1)" office:value-type="string" office:string-value="7" calcext:value-type="string">
            <text:p>7</text:p>
          </table:table-cell>
          <table:table-cell table:formula="of:=&quot;        dta b(&quot;&amp;[.D44]&amp;&quot;),b(&quot;&amp;[.E44]&amp;&quot;),b(&quot;&amp;[.F44]&amp;&quot;),b(&quot;&amp;[.G44]&amp;&quot;),b(&quot;&amp;[.H44]&amp;&quot;),b(&quot;&amp;[.I44]&amp;&quot;)  ; *&quot;&amp;[.A44]" office:value-type="string" office:string-value="        dta b(4),b(2),b(9),b(9),b(5),b(7)  ; *43" calcext:value-type="string">
            <text:p><text:s text:c="8"/>dta b(4),b(2),b(9),b(9),b(5),b(7) <text:s/>; *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5]*9999" office:value-type="float" office:value="439956" calcext:value-type="float">
            <text:p>439956</text:p>
          </table:table-cell>
          <table:table-cell table:formula="of:=TEXT([.B45];&quot;000000&quot;)" office:value-type="string" office:string-value="439956" calcext:value-type="string">
            <text:p>439956</text:p>
          </table:table-cell>
          <table:table-cell table:formula="of:=MID([.$C45];1;1)" office:value-type="string" office:string-value="4" calcext:value-type="string">
            <text:p>4</text:p>
          </table:table-cell>
          <table:table-cell table:formula="of:=MID([.$C45];2;1)" office:value-type="string" office:string-value="3" calcext:value-type="string">
            <text:p>3</text:p>
          </table:table-cell>
          <table:table-cell table:formula="of:=MID([.$C45];3;1)" office:value-type="string" office:string-value="9" calcext:value-type="string">
            <text:p>9</text:p>
          </table:table-cell>
          <table:table-cell table:formula="of:=MID([.$C45];4;1)" office:value-type="string" office:string-value="9" calcext:value-type="string">
            <text:p>9</text:p>
          </table:table-cell>
          <table:table-cell table:formula="of:=MID([.$C45];5;1)" office:value-type="string" office:string-value="5" calcext:value-type="string">
            <text:p>5</text:p>
          </table:table-cell>
          <table:table-cell table:formula="of:=MID([.$C45];6;1)" office:value-type="string" office:string-value="6" calcext:value-type="string">
            <text:p>6</text:p>
          </table:table-cell>
          <table:table-cell table:formula="of:=&quot;        dta b(&quot;&amp;[.D45]&amp;&quot;),b(&quot;&amp;[.E45]&amp;&quot;),b(&quot;&amp;[.F45]&amp;&quot;),b(&quot;&amp;[.G45]&amp;&quot;),b(&quot;&amp;[.H45]&amp;&quot;),b(&quot;&amp;[.I45]&amp;&quot;)  ; *&quot;&amp;[.A45]" office:value-type="string" office:string-value="        dta b(4),b(3),b(9),b(9),b(5),b(6)  ; *44" calcext:value-type="string">
            <text:p><text:s text:c="8"/>dta b(4),b(3),b(9),b(9),b(5),b(6) <text:s/>; *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6]*9999" office:value-type="float" office:value="449955" calcext:value-type="float">
            <text:p>449955</text:p>
          </table:table-cell>
          <table:table-cell table:formula="of:=TEXT([.B46];&quot;000000&quot;)" office:value-type="string" office:string-value="449955" calcext:value-type="string">
            <text:p>449955</text:p>
          </table:table-cell>
          <table:table-cell table:formula="of:=MID([.$C46];1;1)" office:value-type="string" office:string-value="4" calcext:value-type="string">
            <text:p>4</text:p>
          </table:table-cell>
          <table:table-cell table:formula="of:=MID([.$C46];2;1)" office:value-type="string" office:string-value="4" calcext:value-type="string">
            <text:p>4</text:p>
          </table:table-cell>
          <table:table-cell table:formula="of:=MID([.$C46];3;1)" office:value-type="string" office:string-value="9" calcext:value-type="string">
            <text:p>9</text:p>
          </table:table-cell>
          <table:table-cell table:formula="of:=MID([.$C46];4;1)" office:value-type="string" office:string-value="9" calcext:value-type="string">
            <text:p>9</text:p>
          </table:table-cell>
          <table:table-cell table:formula="of:=MID([.$C46];5;1)" office:value-type="string" office:string-value="5" calcext:value-type="string">
            <text:p>5</text:p>
          </table:table-cell>
          <table:table-cell table:formula="of:=MID([.$C46];6;1)" office:value-type="string" office:string-value="5" calcext:value-type="string">
            <text:p>5</text:p>
          </table:table-cell>
          <table:table-cell table:formula="of:=&quot;        dta b(&quot;&amp;[.D46]&amp;&quot;),b(&quot;&amp;[.E46]&amp;&quot;),b(&quot;&amp;[.F46]&amp;&quot;),b(&quot;&amp;[.G46]&amp;&quot;),b(&quot;&amp;[.H46]&amp;&quot;),b(&quot;&amp;[.I46]&amp;&quot;)  ; *&quot;&amp;[.A46]" office:value-type="string" office:string-value="        dta b(4),b(4),b(9),b(9),b(5),b(5)  ; *45" calcext:value-type="string">
            <text:p><text:s text:c="8"/>dta b(4),b(4),b(9),b(9),b(5),b(5) <text:s/>; *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7]*9999" office:value-type="float" office:value="459954" calcext:value-type="float">
            <text:p>459954</text:p>
          </table:table-cell>
          <table:table-cell table:formula="of:=TEXT([.B47];&quot;000000&quot;)" office:value-type="string" office:string-value="459954" calcext:value-type="string">
            <text:p>459954</text:p>
          </table:table-cell>
          <table:table-cell table:formula="of:=MID([.$C47];1;1)" office:value-type="string" office:string-value="4" calcext:value-type="string">
            <text:p>4</text:p>
          </table:table-cell>
          <table:table-cell table:formula="of:=MID([.$C47];2;1)" office:value-type="string" office:string-value="5" calcext:value-type="string">
            <text:p>5</text:p>
          </table:table-cell>
          <table:table-cell table:formula="of:=MID([.$C47];3;1)" office:value-type="string" office:string-value="9" calcext:value-type="string">
            <text:p>9</text:p>
          </table:table-cell>
          <table:table-cell table:formula="of:=MID([.$C47];4;1)" office:value-type="string" office:string-value="9" calcext:value-type="string">
            <text:p>9</text:p>
          </table:table-cell>
          <table:table-cell table:formula="of:=MID([.$C47];5;1)" office:value-type="string" office:string-value="5" calcext:value-type="string">
            <text:p>5</text:p>
          </table:table-cell>
          <table:table-cell table:formula="of:=MID([.$C47];6;1)" office:value-type="string" office:string-value="4" calcext:value-type="string">
            <text:p>4</text:p>
          </table:table-cell>
          <table:table-cell table:formula="of:=&quot;        dta b(&quot;&amp;[.D47]&amp;&quot;),b(&quot;&amp;[.E47]&amp;&quot;),b(&quot;&amp;[.F47]&amp;&quot;),b(&quot;&amp;[.G47]&amp;&quot;),b(&quot;&amp;[.H47]&amp;&quot;),b(&quot;&amp;[.I47]&amp;&quot;)  ; *&quot;&amp;[.A47]" office:value-type="string" office:string-value="        dta b(4),b(5),b(9),b(9),b(5),b(4)  ; *46" calcext:value-type="string">
            <text:p><text:s text:c="8"/>dta b(4),b(5),b(9),b(9),b(5),b(4) <text:s/>; *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8]*9999" office:value-type="float" office:value="469953" calcext:value-type="float">
            <text:p>469953</text:p>
          </table:table-cell>
          <table:table-cell table:formula="of:=TEXT([.B48];&quot;000000&quot;)" office:value-type="string" office:string-value="469953" calcext:value-type="string">
            <text:p>469953</text:p>
          </table:table-cell>
          <table:table-cell table:formula="of:=MID([.$C48];1;1)" office:value-type="string" office:string-value="4" calcext:value-type="string">
            <text:p>4</text:p>
          </table:table-cell>
          <table:table-cell table:formula="of:=MID([.$C48];2;1)" office:value-type="string" office:string-value="6" calcext:value-type="string">
            <text:p>6</text:p>
          </table:table-cell>
          <table:table-cell table:formula="of:=MID([.$C48];3;1)" office:value-type="string" office:string-value="9" calcext:value-type="string">
            <text:p>9</text:p>
          </table:table-cell>
          <table:table-cell table:formula="of:=MID([.$C48];4;1)" office:value-type="string" office:string-value="9" calcext:value-type="string">
            <text:p>9</text:p>
          </table:table-cell>
          <table:table-cell table:formula="of:=MID([.$C48];5;1)" office:value-type="string" office:string-value="5" calcext:value-type="string">
            <text:p>5</text:p>
          </table:table-cell>
          <table:table-cell table:formula="of:=MID([.$C48];6;1)" office:value-type="string" office:string-value="3" calcext:value-type="string">
            <text:p>3</text:p>
          </table:table-cell>
          <table:table-cell table:formula="of:=&quot;        dta b(&quot;&amp;[.D48]&amp;&quot;),b(&quot;&amp;[.E48]&amp;&quot;),b(&quot;&amp;[.F48]&amp;&quot;),b(&quot;&amp;[.G48]&amp;&quot;),b(&quot;&amp;[.H48]&amp;&quot;),b(&quot;&amp;[.I48]&amp;&quot;)  ; *&quot;&amp;[.A48]" office:value-type="string" office:string-value="        dta b(4),b(6),b(9),b(9),b(5),b(3)  ; *47" calcext:value-type="string">
            <text:p><text:s text:c="8"/>dta b(4),b(6),b(9),b(9),b(5),b(3) <text:s/>; *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9]*9999" office:value-type="float" office:value="479952" calcext:value-type="float">
            <text:p>479952</text:p>
          </table:table-cell>
          <table:table-cell table:formula="of:=TEXT([.B49];&quot;000000&quot;)" office:value-type="string" office:string-value="479952" calcext:value-type="string">
            <text:p>479952</text:p>
          </table:table-cell>
          <table:table-cell table:formula="of:=MID([.$C49];1;1)" office:value-type="string" office:string-value="4" calcext:value-type="string">
            <text:p>4</text:p>
          </table:table-cell>
          <table:table-cell table:formula="of:=MID([.$C49];2;1)" office:value-type="string" office:string-value="7" calcext:value-type="string">
            <text:p>7</text:p>
          </table:table-cell>
          <table:table-cell table:formula="of:=MID([.$C49];3;1)" office:value-type="string" office:string-value="9" calcext:value-type="string">
            <text:p>9</text:p>
          </table:table-cell>
          <table:table-cell table:formula="of:=MID([.$C49];4;1)" office:value-type="string" office:string-value="9" calcext:value-type="string">
            <text:p>9</text:p>
          </table:table-cell>
          <table:table-cell table:formula="of:=MID([.$C49];5;1)" office:value-type="string" office:string-value="5" calcext:value-type="string">
            <text:p>5</text:p>
          </table:table-cell>
          <table:table-cell table:formula="of:=MID([.$C49];6;1)" office:value-type="string" office:string-value="2" calcext:value-type="string">
            <text:p>2</text:p>
          </table:table-cell>
          <table:table-cell table:formula="of:=&quot;        dta b(&quot;&amp;[.D49]&amp;&quot;),b(&quot;&amp;[.E49]&amp;&quot;),b(&quot;&amp;[.F49]&amp;&quot;),b(&quot;&amp;[.G49]&amp;&quot;),b(&quot;&amp;[.H49]&amp;&quot;),b(&quot;&amp;[.I49]&amp;&quot;)  ; *&quot;&amp;[.A49]" office:value-type="string" office:string-value="        dta b(4),b(7),b(9),b(9),b(5),b(2)  ; *48" calcext:value-type="string">
            <text:p><text:s text:c="8"/>dta b(4),b(7),b(9),b(9),b(5),b(2) <text:s/>; *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0]*9999" office:value-type="float" office:value="489951" calcext:value-type="float">
            <text:p>489951</text:p>
          </table:table-cell>
          <table:table-cell table:formula="of:=TEXT([.B50];&quot;000000&quot;)" office:value-type="string" office:string-value="489951" calcext:value-type="string">
            <text:p>489951</text:p>
          </table:table-cell>
          <table:table-cell table:formula="of:=MID([.$C50];1;1)" office:value-type="string" office:string-value="4" calcext:value-type="string">
            <text:p>4</text:p>
          </table:table-cell>
          <table:table-cell table:formula="of:=MID([.$C50];2;1)" office:value-type="string" office:string-value="8" calcext:value-type="string">
            <text:p>8</text:p>
          </table:table-cell>
          <table:table-cell table:formula="of:=MID([.$C50];3;1)" office:value-type="string" office:string-value="9" calcext:value-type="string">
            <text:p>9</text:p>
          </table:table-cell>
          <table:table-cell table:formula="of:=MID([.$C50];4;1)" office:value-type="string" office:string-value="9" calcext:value-type="string">
            <text:p>9</text:p>
          </table:table-cell>
          <table:table-cell table:formula="of:=MID([.$C50];5;1)" office:value-type="string" office:string-value="5" calcext:value-type="string">
            <text:p>5</text:p>
          </table:table-cell>
          <table:table-cell table:formula="of:=MID([.$C50];6;1)" office:value-type="string" office:string-value="1" calcext:value-type="string">
            <text:p>1</text:p>
          </table:table-cell>
          <table:table-cell table:formula="of:=&quot;        dta b(&quot;&amp;[.D50]&amp;&quot;),b(&quot;&amp;[.E50]&amp;&quot;),b(&quot;&amp;[.F50]&amp;&quot;),b(&quot;&amp;[.G50]&amp;&quot;),b(&quot;&amp;[.H50]&amp;&quot;),b(&quot;&amp;[.I50]&amp;&quot;)  ; *&quot;&amp;[.A50]" office:value-type="string" office:string-value="        dta b(4),b(8),b(9),b(9),b(5),b(1)  ; *49" calcext:value-type="string">
            <text:p><text:s text:c="8"/>dta b(4),b(8),b(9),b(9),b(5),b(1) <text:s/>; *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1]*9999" office:value-type="float" office:value="499950" calcext:value-type="float">
            <text:p>499950</text:p>
          </table:table-cell>
          <table:table-cell table:formula="of:=TEXT([.B51];&quot;000000&quot;)" office:value-type="string" office:string-value="499950" calcext:value-type="string">
            <text:p>499950</text:p>
          </table:table-cell>
          <table:table-cell table:formula="of:=MID([.$C51];1;1)" office:value-type="string" office:string-value="4" calcext:value-type="string">
            <text:p>4</text:p>
          </table:table-cell>
          <table:table-cell table:formula="of:=MID([.$C51];2;1)" office:value-type="string" office:string-value="9" calcext:value-type="string">
            <text:p>9</text:p>
          </table:table-cell>
          <table:table-cell table:formula="of:=MID([.$C51];3;1)" office:value-type="string" office:string-value="9" calcext:value-type="string">
            <text:p>9</text:p>
          </table:table-cell>
          <table:table-cell table:formula="of:=MID([.$C51];4;1)" office:value-type="string" office:string-value="9" calcext:value-type="string">
            <text:p>9</text:p>
          </table:table-cell>
          <table:table-cell table:formula="of:=MID([.$C51];5;1)" office:value-type="string" office:string-value="5" calcext:value-type="string">
            <text:p>5</text:p>
          </table:table-cell>
          <table:table-cell table:formula="of:=MID([.$C51];6;1)" office:value-type="string" office:string-value="0" calcext:value-type="string">
            <text:p>0</text:p>
          </table:table-cell>
          <table:table-cell table:formula="of:=&quot;        dta b(&quot;&amp;[.D51]&amp;&quot;),b(&quot;&amp;[.E51]&amp;&quot;),b(&quot;&amp;[.F51]&amp;&quot;),b(&quot;&amp;[.G51]&amp;&quot;),b(&quot;&amp;[.H51]&amp;&quot;),b(&quot;&amp;[.I51]&amp;&quot;)  ; *&quot;&amp;[.A51]" office:value-type="string" office:string-value="        dta b(4),b(9),b(9),b(9),b(5),b(0)  ; *50" calcext:value-type="string">
            <text:p><text:s text:c="8"/>dta b(4),b(9),b(9),b(9),b(5),b(0) <text:s/>; *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2]*9999" office:value-type="float" office:value="509949" calcext:value-type="float">
            <text:p>509949</text:p>
          </table:table-cell>
          <table:table-cell table:formula="of:=TEXT([.B52];&quot;000000&quot;)" office:value-type="string" office:string-value="509949" calcext:value-type="string">
            <text:p>509949</text:p>
          </table:table-cell>
          <table:table-cell table:formula="of:=MID([.$C52];1;1)" office:value-type="string" office:string-value="5" calcext:value-type="string">
            <text:p>5</text:p>
          </table:table-cell>
          <table:table-cell table:formula="of:=MID([.$C52];2;1)" office:value-type="string" office:string-value="0" calcext:value-type="string">
            <text:p>0</text:p>
          </table:table-cell>
          <table:table-cell table:formula="of:=MID([.$C52];3;1)" office:value-type="string" office:string-value="9" calcext:value-type="string">
            <text:p>9</text:p>
          </table:table-cell>
          <table:table-cell table:formula="of:=MID([.$C52];4;1)" office:value-type="string" office:string-value="9" calcext:value-type="string">
            <text:p>9</text:p>
          </table:table-cell>
          <table:table-cell table:formula="of:=MID([.$C52];5;1)" office:value-type="string" office:string-value="4" calcext:value-type="string">
            <text:p>4</text:p>
          </table:table-cell>
          <table:table-cell table:formula="of:=MID([.$C52];6;1)" office:value-type="string" office:string-value="9" calcext:value-type="string">
            <text:p>9</text:p>
          </table:table-cell>
          <table:table-cell table:formula="of:=&quot;        dta b(&quot;&amp;[.D52]&amp;&quot;),b(&quot;&amp;[.E52]&amp;&quot;),b(&quot;&amp;[.F52]&amp;&quot;),b(&quot;&amp;[.G52]&amp;&quot;),b(&quot;&amp;[.H52]&amp;&quot;),b(&quot;&amp;[.I52]&amp;&quot;)  ; *&quot;&amp;[.A52]" office:value-type="string" office:string-value="        dta b(5),b(0),b(9),b(9),b(4),b(9)  ; *51" calcext:value-type="string">
            <text:p><text:s text:c="8"/>dta b(5),b(0),b(9),b(9),b(4),b(9) <text:s/>; *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3]*9999" office:value-type="float" office:value="519948" calcext:value-type="float">
            <text:p>519948</text:p>
          </table:table-cell>
          <table:table-cell table:formula="of:=TEXT([.B53];&quot;000000&quot;)" office:value-type="string" office:string-value="519948" calcext:value-type="string">
            <text:p>519948</text:p>
          </table:table-cell>
          <table:table-cell table:formula="of:=MID([.$C53];1;1)" office:value-type="string" office:string-value="5" calcext:value-type="string">
            <text:p>5</text:p>
          </table:table-cell>
          <table:table-cell table:formula="of:=MID([.$C53];2;1)" office:value-type="string" office:string-value="1" calcext:value-type="string">
            <text:p>1</text:p>
          </table:table-cell>
          <table:table-cell table:formula="of:=MID([.$C53];3;1)" office:value-type="string" office:string-value="9" calcext:value-type="string">
            <text:p>9</text:p>
          </table:table-cell>
          <table:table-cell table:formula="of:=MID([.$C53];4;1)" office:value-type="string" office:string-value="9" calcext:value-type="string">
            <text:p>9</text:p>
          </table:table-cell>
          <table:table-cell table:formula="of:=MID([.$C53];5;1)" office:value-type="string" office:string-value="4" calcext:value-type="string">
            <text:p>4</text:p>
          </table:table-cell>
          <table:table-cell table:formula="of:=MID([.$C53];6;1)" office:value-type="string" office:string-value="8" calcext:value-type="string">
            <text:p>8</text:p>
          </table:table-cell>
          <table:table-cell table:formula="of:=&quot;        dta b(&quot;&amp;[.D53]&amp;&quot;),b(&quot;&amp;[.E53]&amp;&quot;),b(&quot;&amp;[.F53]&amp;&quot;),b(&quot;&amp;[.G53]&amp;&quot;),b(&quot;&amp;[.H53]&amp;&quot;),b(&quot;&amp;[.I53]&amp;&quot;)  ; *&quot;&amp;[.A53]" office:value-type="string" office:string-value="        dta b(5),b(1),b(9),b(9),b(4),b(8)  ; *52" calcext:value-type="string">
            <text:p><text:s text:c="8"/>dta b(5),b(1),b(9),b(9),b(4),b(8) <text:s/>; *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4]*9999" office:value-type="float" office:value="529947" calcext:value-type="float">
            <text:p>529947</text:p>
          </table:table-cell>
          <table:table-cell table:formula="of:=TEXT([.B54];&quot;000000&quot;)" office:value-type="string" office:string-value="529947" calcext:value-type="string">
            <text:p>529947</text:p>
          </table:table-cell>
          <table:table-cell table:formula="of:=MID([.$C54];1;1)" office:value-type="string" office:string-value="5" calcext:value-type="string">
            <text:p>5</text:p>
          </table:table-cell>
          <table:table-cell table:formula="of:=MID([.$C54];2;1)" office:value-type="string" office:string-value="2" calcext:value-type="string">
            <text:p>2</text:p>
          </table:table-cell>
          <table:table-cell table:formula="of:=MID([.$C54];3;1)" office:value-type="string" office:string-value="9" calcext:value-type="string">
            <text:p>9</text:p>
          </table:table-cell>
          <table:table-cell table:formula="of:=MID([.$C54];4;1)" office:value-type="string" office:string-value="9" calcext:value-type="string">
            <text:p>9</text:p>
          </table:table-cell>
          <table:table-cell table:formula="of:=MID([.$C54];5;1)" office:value-type="string" office:string-value="4" calcext:value-type="string">
            <text:p>4</text:p>
          </table:table-cell>
          <table:table-cell table:formula="of:=MID([.$C54];6;1)" office:value-type="string" office:string-value="7" calcext:value-type="string">
            <text:p>7</text:p>
          </table:table-cell>
          <table:table-cell table:formula="of:=&quot;        dta b(&quot;&amp;[.D54]&amp;&quot;),b(&quot;&amp;[.E54]&amp;&quot;),b(&quot;&amp;[.F54]&amp;&quot;),b(&quot;&amp;[.G54]&amp;&quot;),b(&quot;&amp;[.H54]&amp;&quot;),b(&quot;&amp;[.I54]&amp;&quot;)  ; *&quot;&amp;[.A54]" office:value-type="string" office:string-value="        dta b(5),b(2),b(9),b(9),b(4),b(7)  ; *53" calcext:value-type="string">
            <text:p><text:s text:c="8"/>dta b(5),b(2),b(9),b(9),b(4),b(7) <text:s/>; *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5]*9999" office:value-type="float" office:value="539946" calcext:value-type="float">
            <text:p>539946</text:p>
          </table:table-cell>
          <table:table-cell table:formula="of:=TEXT([.B55];&quot;000000&quot;)" office:value-type="string" office:string-value="539946" calcext:value-type="string">
            <text:p>539946</text:p>
          </table:table-cell>
          <table:table-cell table:formula="of:=MID([.$C55];1;1)" office:value-type="string" office:string-value="5" calcext:value-type="string">
            <text:p>5</text:p>
          </table:table-cell>
          <table:table-cell table:formula="of:=MID([.$C55];2;1)" office:value-type="string" office:string-value="3" calcext:value-type="string">
            <text:p>3</text:p>
          </table:table-cell>
          <table:table-cell table:formula="of:=MID([.$C55];3;1)" office:value-type="string" office:string-value="9" calcext:value-type="string">
            <text:p>9</text:p>
          </table:table-cell>
          <table:table-cell table:formula="of:=MID([.$C55];4;1)" office:value-type="string" office:string-value="9" calcext:value-type="string">
            <text:p>9</text:p>
          </table:table-cell>
          <table:table-cell table:formula="of:=MID([.$C55];5;1)" office:value-type="string" office:string-value="4" calcext:value-type="string">
            <text:p>4</text:p>
          </table:table-cell>
          <table:table-cell table:formula="of:=MID([.$C55];6;1)" office:value-type="string" office:string-value="6" calcext:value-type="string">
            <text:p>6</text:p>
          </table:table-cell>
          <table:table-cell table:formula="of:=&quot;        dta b(&quot;&amp;[.D55]&amp;&quot;),b(&quot;&amp;[.E55]&amp;&quot;),b(&quot;&amp;[.F55]&amp;&quot;),b(&quot;&amp;[.G55]&amp;&quot;),b(&quot;&amp;[.H55]&amp;&quot;),b(&quot;&amp;[.I55]&amp;&quot;)  ; *&quot;&amp;[.A55]" office:value-type="string" office:string-value="        dta b(5),b(3),b(9),b(9),b(4),b(6)  ; *54" calcext:value-type="string">
            <text:p><text:s text:c="8"/>dta b(5),b(3),b(9),b(9),b(4),b(6) <text:s/>; *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6]*9999" office:value-type="float" office:value="549945" calcext:value-type="float">
            <text:p>549945</text:p>
          </table:table-cell>
          <table:table-cell table:formula="of:=TEXT([.B56];&quot;000000&quot;)" office:value-type="string" office:string-value="549945" calcext:value-type="string">
            <text:p>549945</text:p>
          </table:table-cell>
          <table:table-cell table:formula="of:=MID([.$C56];1;1)" office:value-type="string" office:string-value="5" calcext:value-type="string">
            <text:p>5</text:p>
          </table:table-cell>
          <table:table-cell table:formula="of:=MID([.$C56];2;1)" office:value-type="string" office:string-value="4" calcext:value-type="string">
            <text:p>4</text:p>
          </table:table-cell>
          <table:table-cell table:formula="of:=MID([.$C56];3;1)" office:value-type="string" office:string-value="9" calcext:value-type="string">
            <text:p>9</text:p>
          </table:table-cell>
          <table:table-cell table:formula="of:=MID([.$C56];4;1)" office:value-type="string" office:string-value="9" calcext:value-type="string">
            <text:p>9</text:p>
          </table:table-cell>
          <table:table-cell table:formula="of:=MID([.$C56];5;1)" office:value-type="string" office:string-value="4" calcext:value-type="string">
            <text:p>4</text:p>
          </table:table-cell>
          <table:table-cell table:formula="of:=MID([.$C56];6;1)" office:value-type="string" office:string-value="5" calcext:value-type="string">
            <text:p>5</text:p>
          </table:table-cell>
          <table:table-cell table:formula="of:=&quot;        dta b(&quot;&amp;[.D56]&amp;&quot;),b(&quot;&amp;[.E56]&amp;&quot;),b(&quot;&amp;[.F56]&amp;&quot;),b(&quot;&amp;[.G56]&amp;&quot;),b(&quot;&amp;[.H56]&amp;&quot;),b(&quot;&amp;[.I56]&amp;&quot;)  ; *&quot;&amp;[.A56]" office:value-type="string" office:string-value="        dta b(5),b(4),b(9),b(9),b(4),b(5)  ; *55" calcext:value-type="string">
            <text:p><text:s text:c="8"/>dta b(5),b(4),b(9),b(9),b(4),b(5) <text:s/>; *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7]*9999" office:value-type="float" office:value="559944" calcext:value-type="float">
            <text:p>559944</text:p>
          </table:table-cell>
          <table:table-cell table:formula="of:=TEXT([.B57];&quot;000000&quot;)" office:value-type="string" office:string-value="559944" calcext:value-type="string">
            <text:p>559944</text:p>
          </table:table-cell>
          <table:table-cell table:formula="of:=MID([.$C57];1;1)" office:value-type="string" office:string-value="5" calcext:value-type="string">
            <text:p>5</text:p>
          </table:table-cell>
          <table:table-cell table:formula="of:=MID([.$C57];2;1)" office:value-type="string" office:string-value="5" calcext:value-type="string">
            <text:p>5</text:p>
          </table:table-cell>
          <table:table-cell table:formula="of:=MID([.$C57];3;1)" office:value-type="string" office:string-value="9" calcext:value-type="string">
            <text:p>9</text:p>
          </table:table-cell>
          <table:table-cell table:formula="of:=MID([.$C57];4;1)" office:value-type="string" office:string-value="9" calcext:value-type="string">
            <text:p>9</text:p>
          </table:table-cell>
          <table:table-cell table:formula="of:=MID([.$C57];5;1)" office:value-type="string" office:string-value="4" calcext:value-type="string">
            <text:p>4</text:p>
          </table:table-cell>
          <table:table-cell table:formula="of:=MID([.$C57];6;1)" office:value-type="string" office:string-value="4" calcext:value-type="string">
            <text:p>4</text:p>
          </table:table-cell>
          <table:table-cell table:formula="of:=&quot;        dta b(&quot;&amp;[.D57]&amp;&quot;),b(&quot;&amp;[.E57]&amp;&quot;),b(&quot;&amp;[.F57]&amp;&quot;),b(&quot;&amp;[.G57]&amp;&quot;),b(&quot;&amp;[.H57]&amp;&quot;),b(&quot;&amp;[.I57]&amp;&quot;)  ; *&quot;&amp;[.A57]" office:value-type="string" office:string-value="        dta b(5),b(5),b(9),b(9),b(4),b(4)  ; *56" calcext:value-type="string">
            <text:p><text:s text:c="8"/>dta b(5),b(5),b(9),b(9),b(4),b(4) <text:s/>; *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8]*9999" office:value-type="float" office:value="569943" calcext:value-type="float">
            <text:p>569943</text:p>
          </table:table-cell>
          <table:table-cell table:formula="of:=TEXT([.B58];&quot;000000&quot;)" office:value-type="string" office:string-value="569943" calcext:value-type="string">
            <text:p>569943</text:p>
          </table:table-cell>
          <table:table-cell table:formula="of:=MID([.$C58];1;1)" office:value-type="string" office:string-value="5" calcext:value-type="string">
            <text:p>5</text:p>
          </table:table-cell>
          <table:table-cell table:formula="of:=MID([.$C58];2;1)" office:value-type="string" office:string-value="6" calcext:value-type="string">
            <text:p>6</text:p>
          </table:table-cell>
          <table:table-cell table:formula="of:=MID([.$C58];3;1)" office:value-type="string" office:string-value="9" calcext:value-type="string">
            <text:p>9</text:p>
          </table:table-cell>
          <table:table-cell table:formula="of:=MID([.$C58];4;1)" office:value-type="string" office:string-value="9" calcext:value-type="string">
            <text:p>9</text:p>
          </table:table-cell>
          <table:table-cell table:formula="of:=MID([.$C58];5;1)" office:value-type="string" office:string-value="4" calcext:value-type="string">
            <text:p>4</text:p>
          </table:table-cell>
          <table:table-cell table:formula="of:=MID([.$C58];6;1)" office:value-type="string" office:string-value="3" calcext:value-type="string">
            <text:p>3</text:p>
          </table:table-cell>
          <table:table-cell table:formula="of:=&quot;        dta b(&quot;&amp;[.D58]&amp;&quot;),b(&quot;&amp;[.E58]&amp;&quot;),b(&quot;&amp;[.F58]&amp;&quot;),b(&quot;&amp;[.G58]&amp;&quot;),b(&quot;&amp;[.H58]&amp;&quot;),b(&quot;&amp;[.I58]&amp;&quot;)  ; *&quot;&amp;[.A58]" office:value-type="string" office:string-value="        dta b(5),b(6),b(9),b(9),b(4),b(3)  ; *57" calcext:value-type="string">
            <text:p><text:s text:c="8"/>dta b(5),b(6),b(9),b(9),b(4),b(3) <text:s/>; *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9]*9999" office:value-type="float" office:value="579942" calcext:value-type="float">
            <text:p>579942</text:p>
          </table:table-cell>
          <table:table-cell table:formula="of:=TEXT([.B59];&quot;000000&quot;)" office:value-type="string" office:string-value="579942" calcext:value-type="string">
            <text:p>579942</text:p>
          </table:table-cell>
          <table:table-cell table:formula="of:=MID([.$C59];1;1)" office:value-type="string" office:string-value="5" calcext:value-type="string">
            <text:p>5</text:p>
          </table:table-cell>
          <table:table-cell table:formula="of:=MID([.$C59];2;1)" office:value-type="string" office:string-value="7" calcext:value-type="string">
            <text:p>7</text:p>
          </table:table-cell>
          <table:table-cell table:formula="of:=MID([.$C59];3;1)" office:value-type="string" office:string-value="9" calcext:value-type="string">
            <text:p>9</text:p>
          </table:table-cell>
          <table:table-cell table:formula="of:=MID([.$C59];4;1)" office:value-type="string" office:string-value="9" calcext:value-type="string">
            <text:p>9</text:p>
          </table:table-cell>
          <table:table-cell table:formula="of:=MID([.$C59];5;1)" office:value-type="string" office:string-value="4" calcext:value-type="string">
            <text:p>4</text:p>
          </table:table-cell>
          <table:table-cell table:formula="of:=MID([.$C59];6;1)" office:value-type="string" office:string-value="2" calcext:value-type="string">
            <text:p>2</text:p>
          </table:table-cell>
          <table:table-cell table:formula="of:=&quot;        dta b(&quot;&amp;[.D59]&amp;&quot;),b(&quot;&amp;[.E59]&amp;&quot;),b(&quot;&amp;[.F59]&amp;&quot;),b(&quot;&amp;[.G59]&amp;&quot;),b(&quot;&amp;[.H59]&amp;&quot;),b(&quot;&amp;[.I59]&amp;&quot;)  ; *&quot;&amp;[.A59]" office:value-type="string" office:string-value="        dta b(5),b(7),b(9),b(9),b(4),b(2)  ; *58" calcext:value-type="string">
            <text:p><text:s text:c="8"/>dta b(5),b(7),b(9),b(9),b(4),b(2) <text:s/>; *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.00.0000</text:date>, <text:time style:data-style-name="N2" text:time-value="20:52:59.226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1T19:44:56.084000000</meta:creation-date>
    <dc:date>2022-03-15T21:37:46.583000000</dc:date>
    <meta:editing-duration>PT46M10S</meta:editing-duration>
    <meta:editing-cycles>3</meta:editing-cycles>
    <meta:generator>LibreOffice/7.3.1.3$Windows_X86_64 LibreOffice_project/a69ca51ded25f3eefd52d7bf9a5fad8c90b87951</meta:generator>
    <meta:document-statistic meta:table-count="1" meta:cell-count="590" meta:object-count="0"/>
  </office:meta>
</office:document-meta>
</file>